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.804cm"/>
    </style:style>
    <style:style style:name="co7" style:family="table-column">
      <style:table-column-properties fo:break-before="auto" style:column-width="2.067cm"/>
    </style:style>
    <style:style style:name="co3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3.023cm"/>
    </style:style>
    <style:style style:name="co5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328cm"/>
    </style:style>
    <style:style style:name="co9" style:family="table-column">
      <style:table-column-properties fo:break-before="auto" style:column-width="3.662cm"/>
    </style:style>
    <style:style style:name="co10" style:family="table-column">
      <style:table-column-properties fo:break-before="auto" style:column-width="3.579cm"/>
    </style:style>
    <style:style style:name="co11" style:family="table-column">
      <style:table-column-properties fo:break-before="auto" style:column-width="3.496cm"/>
    </style:style>
    <style:style style:name="co12" style:family="table-column">
      <style:table-column-properties fo:break-before="auto" style:column-width="3.217cm"/>
    </style:style>
    <style:style style:name="co13" style:family="table-column">
      <style:table-column-properties fo:break-before="auto" style:column-width="2.524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  <style:map style:condition="cell-content()=&quot;fail&quot;" style:apply-style-name="Untitled1" style:base-cell-address="Home.B1"/>
      <style:map style:condition="cell-content()!=&quot;fail&quot;" style:apply-style-name="Default" style:base-cell-address="Home.B1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2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0"/>
  </office:automatic-styles>
  <office:body>
    <office:spreadsheet>
      <table:table table:name="Home" table:style-name="ta1" table:print="false">
        <table:table-column table:style-name="co3" table:default-cell-style-name="ce1"/>
        <table:table-column table:style-name="co4" table:default-cell-style-name="ce3"/>
        <table:table-column table:style-name="co5" table:number-columns-repeated="1022" table:default-cell-style-name="ce1"/>
        <table:table-row table:style-name="ro3">
          <table:table-cell office:value-type="string">
            <text:p>Test</text:p>
          </table:table-cell>
          <table:table-cell office:value-type="string">
            <text:p>Results</text:p>
          </table:table-cell>
          <table:table-cell/>
          <table:table-cell table:style-name="ce4"/>
          <table:table-cell table:number-columns-repeated="1020"/>
        </table:table-row>
        <table:table-row table:style-name="ro3">
          <table:table-cell table:style-name="ce2" table:formula="of:=HYPERLINK(&quot;#devicebackupasync&quot;; &quot;Device Backup Async&quot;)" office:value-type="string" office:string-value="Device Backup Async">
            <text:p>Device Backup Async</text:p>
          </table:table-cell>
          <table:table-cell table:formula="of:=[DeviceBackupAsync.B5]" office:value-type="string" office:string-value="fail">
            <text:p>fail</text:p>
          </table:table-cell>
          <table:table-cell/>
          <table:table-cell table:style-name="ce5"/>
          <table:table-cell table:number-columns-repeated="1020"/>
        </table:table-row>
        <table:table-row table:style-name="ro3">
          <table:table-cell table:style-name="ce2" table:formula="of:=HYPERLINK(&quot;#icmdasync&quot;; &quot;ICmd Async&quot;)" office:value-type="string" office:string-value="ICmd Async">
            <text:p>ICmd Async</text:p>
          </table:table-cell>
          <table:table-cell table:formula="of:=[ICmdAsync.B5]" office:value-type="string" office:string-value="fail">
            <text:p>fail</text:p>
          </table:table-cell>
          <table:table-cell table:number-columns-repeated="1022"/>
        </table:table-row>
        <table:table-row table:style-name="ro3">
          <table:table-cell table:style-name="ce2" table:formula="of:=HYPERLINK(&quot;#icmdsync&quot;; &quot;ICmd Sync&quot;)" office:value-type="string" office:string-value="ICmd Sync">
            <text:p>ICmd Sync</text:p>
          </table:table-cell>
          <table:table-cell table:formula="of:=[ICmdSync.B5]" office:value-type="string" office:string-value="pass">
            <text:p>pass</text:p>
          </table:table-cell>
          <table:table-cell table:number-columns-repeated="1022"/>
        </table:table-row>
        <table:table-row table:style-name="ro3" table:number-rows-repeated="26">
          <table:table-cell table:style-name="ce2"/>
          <table:table-cell table:number-columns-repeated="1023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eviceBackupAsync" table:style-name="ta1" table:print="false"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default-cell-style-name="Default"/>
        <table:table-row table:style-name="ro2">
          <table:table-cell/>
          <table:table-cell office:value-type="string">
            <text:p>Average</text:p>
          </table:table-cell>
          <table:table-cell office:value-type="string">
            <text:p>95% Are less than</text:p>
          </table:table-cell>
          <table:table-cell/>
        </table:table-row>
        <table:table-row table:style-name="ro2">
          <table:table-cell office:value-type="string">
            <text:p>Requirements</text:p>
          </table:table-cell>
          <table:table-cell table:number-columns-repeated="2"/>
          <table:table-cell/>
        </table:table-row>
        <table:table-row table:style-name="ro2">
          <table:table-cell office:value-type="string">
            <text:p>Actual</text:p>
          </table:table-cell>
          <table:table-cell table:formula="of:=AVERAGE([DeviceBackupAsyncData.B1:.B999])" office:value-type="float" office:value="529.091035235235">
            <text:p>529.0910352352</text:p>
          </table:table-cell>
          <table:table-cell/>
          <table:table-cell table:style-name="ce6"/>
        </table:table-row>
        <table:table-row table:style-name="ro2">
          <table:table-cell office:value-type="string">
            <text:p>Result</text:p>
          </table:table-cell>
          <table:table-cell table:formula="of:=IF([.B3]&lt;[.B2])" office:value-type="boolean" office:boolean-value="false">
            <text:p>FALSE</text:p>
          </table:table-cell>
          <table:table-cell table:formula="of:=IF([.C3]&lt;[.C2])" office:value-type="boolean" office:boolean-value="false">
            <text:p>FALSE</text:p>
          </table:table-cell>
          <table:table-cell/>
        </table:table-row>
        <table:table-row table:style-name="ro2">
          <table:table-cell office:value-type="string">
            <text:p>Did everything pass</text:p>
          </table:table-cell>
          <table:table-cell table:formula="of:=IF([.C5]; &quot;pass&quot;; &quot;fail&quot;)" office:value-type="string" office:string-value="fail">
            <text:p>fail</text:p>
          </table:table-cell>
          <table:table-cell table:formula="of:=AND([.B4:.D4])" office:value-type="boolean" office:boolean-value="false">
            <text:p>FALSE</text:p>
          </table:table-cell>
          <table:table-cell/>
        </table:table-row>
      </table:table>
      <table:table table:name="DeviceBackupAsyncData" table:style-name="ta1" table:print="false">
        <table:table-source xlink:type="simple" xlink:href="../AsyncDeviceBackupTestPerformanceTest.csv" table:table-name="Sheet1" table:filter-name="Text - txt - csv (StarCalc)" table:filter-options="44/MRG,39,ANSI,1,,0,false,false"/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>
            <text:p>Test Time</text:p>
          </table:table-cell>
          <table:table-cell office:value-type="float" office:value="4806.4134">
            <text:p>4806.413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899.9763">
            <text:p>2899.97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864.214">
            <text:p>2864.2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941.3069">
            <text:p>2941.30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683.3049">
            <text:p>2683.30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593.5916">
            <text:p>2593.59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530.0007">
            <text:p>2530.00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598.2901">
            <text:p>3598.29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16.9321">
            <text:p>2416.93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35.1972">
            <text:p>2335.19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64.835">
            <text:p>2264.83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707.5622">
            <text:p>2707.56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37.3966">
            <text:p>2337.396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715.6793">
            <text:p>2715.67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116.3792">
            <text:p>3116.37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07.622">
            <text:p>1707.6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808.9261">
            <text:p>2808.92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6.9093">
            <text:p>1506.90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596.0524">
            <text:p>3596.05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680.4093">
            <text:p>3680.40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6.5974">
            <text:p>1196.597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2.0946">
            <text:p>1552.09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1.6308">
            <text:p>1651.63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6.0431">
            <text:p>1656.043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995.9977">
            <text:p>3995.99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46.2084">
            <text:p>1746.208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1.3983">
            <text:p>1621.398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7.8563">
            <text:p>1687.85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58.662">
            <text:p>1458.6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38.3221">
            <text:p>1338.32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78.2491">
            <text:p>1378.249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69.4267">
            <text:p>1169.42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35.5533">
            <text:p>1135.55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32.2255">
            <text:p>1032.22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40.8593">
            <text:p>1140.85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41.5495">
            <text:p>1141.549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54.1369">
            <text:p>1054.13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66.62">
            <text:p>1066.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16.7646">
            <text:p>1016.76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12.7511">
            <text:p>1012.75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19.6723">
            <text:p>1019.67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995.1161">
            <text:p>995.11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989.4855">
            <text:p>989.48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967.7133">
            <text:p>967.71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928.758">
            <text:p>928.7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927.655">
            <text:p>927.6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977.2532">
            <text:p>977.25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80.9099">
            <text:p>2280.90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967.1791">
            <text:p>967.179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850.9927">
            <text:p>850.992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862.6353">
            <text:p>862.635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810.3666">
            <text:p>810.366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732.1288">
            <text:p>732.12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978.1441">
            <text:p>978.144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920.4439">
            <text:p>920.44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934.6939">
            <text:p>934.69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678.6619">
            <text:p>678.66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609.8556">
            <text:p>609.85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763.114">
            <text:p>763.1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722.8961">
            <text:p>722.89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771.7747">
            <text:p>771.77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640.9049">
            <text:p>640.90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654.1211">
            <text:p>654.12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582.8161">
            <text:p>582.81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576.8419">
            <text:p>576.84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590.8799">
            <text:p>590.87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670.2964">
            <text:p>670.296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708.2244">
            <text:p>708.22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580.6793">
            <text:p>580.67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850.0144">
            <text:p>850.01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535.3468">
            <text:p>535.34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622.6282">
            <text:p>622.62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704.4631">
            <text:p>704.463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691.0278">
            <text:p>691.02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541.6278">
            <text:p>541.62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658.2434">
            <text:p>658.243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97.6822">
            <text:p>497.68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47.888">
            <text:p>447.8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01.121">
            <text:p>401.1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137.055">
            <text:p>24137.0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564.5507">
            <text:p>564.55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576.1134">
            <text:p>576.113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34.2323">
            <text:p>434.23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03.1341">
            <text:p>403.134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87.7006">
            <text:p>487.70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66.4029">
            <text:p>366.402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85.8833">
            <text:p>385.88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93.0081">
            <text:p>393.00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01.8804">
            <text:p>301.880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00.5289">
            <text:p>400.52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06.4594">
            <text:p>306.45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51.0071">
            <text:p>251.00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79.5721">
            <text:p>279.57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3.7291">
            <text:p>243.729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55.7761">
            <text:p>255.77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9.2873">
            <text:p>219.28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4.3042">
            <text:p>224.30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6.3075">
            <text:p>196.30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8.2519">
            <text:p>198.25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1.356">
            <text:p>181.3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9.717">
            <text:p>179.71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9.6714">
            <text:p>199.67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70.4118">
            <text:p>270.41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0.3751">
            <text:p>170.37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363">
            <text:p>153.3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6457">
            <text:p>154.645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5.6718">
            <text:p>175.67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8.7823">
            <text:p>138.78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6.5823">
            <text:p>146.58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1.7199">
            <text:p>141.71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4.9606">
            <text:p>144.96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9.778">
            <text:p>219.7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4.2701">
            <text:p>224.27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6.6821">
            <text:p>246.68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9163">
            <text:p>168.91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3.2277">
            <text:p>173.22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4289">
            <text:p>147.42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2299">
            <text:p>168.22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1.1339">
            <text:p>141.13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4.5884">
            <text:p>234.588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7.8621">
            <text:p>127.86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36.1051">
            <text:p>16236.10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5.5572">
            <text:p>125.55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5.1035">
            <text:p>145.103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8.6106">
            <text:p>128.61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8751">
            <text:p>148.87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1.7143">
            <text:p>141.714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7.0196">
            <text:p>137.01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6.952">
            <text:p>126.95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4.0012">
            <text:p>134.00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3.2224">
            <text:p>183.22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3.1687">
            <text:p>183.16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5832">
            <text:p>165.58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2629">
            <text:p>165.262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3196">
            <text:p>149.31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2863">
            <text:p>157.28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3814">
            <text:p>156.38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3.3554">
            <text:p>193.35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0.5736">
            <text:p>170.57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5864">
            <text:p>156.586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9.1984">
            <text:p>199.198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9.1339">
            <text:p>139.13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5147">
            <text:p>153.51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5.97">
            <text:p>215.9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6.8202">
            <text:p>136.82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6969">
            <text:p>168.69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9.192">
            <text:p>129.1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1.8431">
            <text:p>241.843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9.4357">
            <text:p>189.435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3935">
            <text:p>160.393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3639">
            <text:p>151.36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2.1505">
            <text:p>142.15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9995">
            <text:p>162.999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4603">
            <text:p>156.46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4.0854">
            <text:p>214.08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0.9538">
            <text:p>130.953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1256">
            <text:p>152.12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7.8181">
            <text:p>167.81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0.8788">
            <text:p>180.87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6437">
            <text:p>149.64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3461">
            <text:p>159.34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6.427">
            <text:p>136.42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6.4833">
            <text:p>146.48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8.3804">
            <text:p>128.380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6.5344">
            <text:p>136.53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7969">
            <text:p>158.79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7.268">
            <text:p>167.2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9386">
            <text:p>161.93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7987">
            <text:p>162.79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7.1167">
            <text:p>137.11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6.8774">
            <text:p>146.877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6983">
            <text:p>151.698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4.2673">
            <text:p>134.26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7062">
            <text:p>166.70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1906">
            <text:p>157.19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6263">
            <text:p>159.62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4.1285">
            <text:p>144.12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1604">
            <text:p>149.160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7.4762">
            <text:p>137.47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7028">
            <text:p>159.702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3.8847">
            <text:p>143.88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9.4838">
            <text:p>129.483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6.5285">
            <text:p>126.52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8.0459">
            <text:p>138.045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6.9923">
            <text:p>146.99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775.4356">
            <text:p>775.43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2118">
            <text:p>162.21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9357">
            <text:p>152.935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9.0865">
            <text:p>129.08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1.4958">
            <text:p>141.49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2.5478">
            <text:p>142.54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2414">
            <text:p>148.24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8.5607">
            <text:p>128.56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6139.1209">
            <text:p>6139.120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54.0241">
            <text:p>254.024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11.3114">
            <text:p>411.31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68.36">
            <text:p>268.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0.0367">
            <text:p>220.03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88.1575">
            <text:p>288.15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0.8693">
            <text:p>130.86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4.0184">
            <text:p>194.018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3.7569">
            <text:p>193.75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6.6756">
            <text:p>216.67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6.2309">
            <text:p>196.230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4">
            <text:p>147.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91.6326">
            <text:p>291.632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4401">
            <text:p>147.44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2669">
            <text:p>149.26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2797">
            <text:p>163.279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8711">
            <text:p>162.87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2.9614">
            <text:p>182.96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4.1405">
            <text:p>184.14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1.1801">
            <text:p>171.18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1625">
            <text:p>165.162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8461">
            <text:p>165.84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0.1584">
            <text:p>230.158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8.5361">
            <text:p>208.53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74.5827">
            <text:p>274.582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0072">
            <text:p>166.00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9.5596">
            <text:p>179.55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73.8703">
            <text:p>473.87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50.681">
            <text:p>350.6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7.4878">
            <text:p>177.48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0336">
            <text:p>163.03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72.2166">
            <text:p>272.216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5.6699">
            <text:p>175.66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16.9337">
            <text:p>316.93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04.8993">
            <text:p>304.89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9402">
            <text:p>164.94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0.1318">
            <text:p>140.13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1.3387">
            <text:p>181.33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6213">
            <text:p>164.621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1603">
            <text:p>155.16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2.5945">
            <text:p>232.59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5.1771">
            <text:p>215.17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9.1493">
            <text:p>199.14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4.7365">
            <text:p>234.73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2109">
            <text:p>162.210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4647">
            <text:p>157.46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9.1305">
            <text:p>179.13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8.8175">
            <text:p>218.81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5028">
            <text:p>156.502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2.418">
            <text:p>202.4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2.7809">
            <text:p>172.780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6.6837">
            <text:p>176.68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6.5791">
            <text:p>146.579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999.4475">
            <text:p>999.44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8853">
            <text:p>165.885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2.3002">
            <text:p>182.30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7080.2621">
            <text:p>7080.26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9.9246">
            <text:p>219.92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0346">
            <text:p>148.03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6077">
            <text:p>153.60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4.9718">
            <text:p>144.97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4.6372">
            <text:p>224.63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4413">
            <text:p>159.441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8.3021">
            <text:p>178.30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6159">
            <text:p>165.615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1032">
            <text:p>161.10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89">
            <text:p>165.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9.9039">
            <text:p>199.90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92.7281">
            <text:p>292.72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5.0873">
            <text:p>225.08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6.4105">
            <text:p>206.41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6.05">
            <text:p>206.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8.426">
            <text:p>198.42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0.5924">
            <text:p>190.59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65.5392">
            <text:p>265.53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6.9886">
            <text:p>176.98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7.0367">
            <text:p>177.03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2.6946">
            <text:p>222.69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7.6344">
            <text:p>207.63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1.024">
            <text:p>181.0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7.5055">
            <text:p>177.50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2087">
            <text:p>165.20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5248">
            <text:p>165.52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4575">
            <text:p>154.45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9803">
            <text:p>168.98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7.8008">
            <text:p>167.80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0696">
            <text:p>163.06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0479">
            <text:p>164.04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9.9446">
            <text:p>169.94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2.1584">
            <text:p>172.158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3.2769">
            <text:p>193.27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9023">
            <text:p>168.90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2.3438">
            <text:p>172.343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1071">
            <text:p>166.10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4871">
            <text:p>161.48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1367">
            <text:p>154.13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9332">
            <text:p>162.93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1.0092">
            <text:p>171.00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8982">
            <text:p>162.89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5744">
            <text:p>161.57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2944">
            <text:p>147.29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1.5415">
            <text:p>141.541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6.4049">
            <text:p>146.40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2663">
            <text:p>157.26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4.6211">
            <text:p>144.62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6.5981">
            <text:p>216.59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8.4262">
            <text:p>188.42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5.3779">
            <text:p>245.37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5.8642">
            <text:p>145.86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1194">
            <text:p>156.11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0773">
            <text:p>162.07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1.6298">
            <text:p>171.629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0.4344">
            <text:p>170.43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194">
            <text:p>151.1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1005">
            <text:p>159.10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19.7863">
            <text:p>319.78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5322">
            <text:p>154.53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7763">
            <text:p>166.77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2.6377">
            <text:p>222.63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65.7754">
            <text:p>265.77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7.4521">
            <text:p>217.45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56.5769">
            <text:p>256.57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6.8927">
            <text:p>186.892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2.3653">
            <text:p>172.365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7.5443">
            <text:p>207.544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5.7266">
            <text:p>195.726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5.0246">
            <text:p>175.02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4493">
            <text:p>159.44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0851">
            <text:p>157.08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5877">
            <text:p>158.58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2782">
            <text:p>156.27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3.4654">
            <text:p>143.46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3.062">
            <text:p>173.0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4.078">
            <text:p>144.0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1.58">
            <text:p>131.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5789">
            <text:p>158.57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0698">
            <text:p>162.069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6236">
            <text:p>151.62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0876">
            <text:p>162.087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9.2063">
            <text:p>139.20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2.7944">
            <text:p>142.79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56.992">
            <text:p>256.9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0.3284">
            <text:p>230.328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9.0155">
            <text:p>129.01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4672">
            <text:p>162.46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9.7489">
            <text:p>169.74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5.8632">
            <text:p>145.86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1.9763">
            <text:p>141.97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7756">
            <text:p>152.77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5.6722">
            <text:p>145.67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6.8756">
            <text:p>146.87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6443">
            <text:p>152.644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1.4369">
            <text:p>141.43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4.277">
            <text:p>144.2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9582">
            <text:p>150.95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1.8731">
            <text:p>141.873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2.1472">
            <text:p>142.14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3305">
            <text:p>156.33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6534">
            <text:p>157.653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9.7354">
            <text:p>169.73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7566">
            <text:p>153.756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9512">
            <text:p>163.95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4013">
            <text:p>153.401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2978">
            <text:p>158.29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0201">
            <text:p>148.02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2275">
            <text:p>157.22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5.0263">
            <text:p>215.02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8472">
            <text:p>155.84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8.8678">
            <text:p>198.86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3.6011">
            <text:p>213.60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2.0701">
            <text:p>142.07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2.5206">
            <text:p>182.52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1.5065">
            <text:p>231.50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7.4761">
            <text:p>177.47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8.2461">
            <text:p>178.24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9.249">
            <text:p>219.2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5.5116">
            <text:p>175.51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1.0695">
            <text:p>171.069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4522">
            <text:p>151.45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0.0113">
            <text:p>200.011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6.5048">
            <text:p>176.50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8.8012">
            <text:p>218.80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9925">
            <text:p>166.992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1837">
            <text:p>151.18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9104">
            <text:p>156.910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8.8408">
            <text:p>188.84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7.7908">
            <text:p>177.79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1.8234">
            <text:p>181.823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1058">
            <text:p>164.10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4.0349">
            <text:p>184.03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8.5706">
            <text:p>238.57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50.7161">
            <text:p>250.71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6.0961">
            <text:p>216.09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6.5549">
            <text:p>196.55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4685">
            <text:p>168.46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2.8574">
            <text:p>202.857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9.3445">
            <text:p>199.34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1.6933">
            <text:p>231.69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8.3824">
            <text:p>178.38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7.2586">
            <text:p>197.25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3.3034">
            <text:p>203.303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9292">
            <text:p>148.92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0.7122">
            <text:p>200.71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9354">
            <text:p>159.93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5628">
            <text:p>155.562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1.408">
            <text:p>201.4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8.3801">
            <text:p>208.38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7.112">
            <text:p>167.1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51.4605">
            <text:p>251.46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6.3171">
            <text:p>206.31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3.1926">
            <text:p>213.192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2472">
            <text:p>166.24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3.9669">
            <text:p>233.96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7.6739">
            <text:p>217.67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2.4344">
            <text:p>232.43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1.5963">
            <text:p>221.59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4.0538">
            <text:p>204.053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6.8873">
            <text:p>206.88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4.1509">
            <text:p>234.150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6.0774">
            <text:p>216.077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5.4308">
            <text:p>175.43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7.4829">
            <text:p>187.482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71.8505">
            <text:p>271.85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63.7797">
            <text:p>263.779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40.0111">
            <text:p>16340.01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9.3385">
            <text:p>199.33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7.7234">
            <text:p>187.723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3.1276">
            <text:p>183.127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3.4077">
            <text:p>193.40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9.5035">
            <text:p>189.503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23.789">
            <text:p>323.7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31.8739">
            <text:p>331.87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8559">
            <text:p>150.855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21.5124">
            <text:p>14821.51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8.2458">
            <text:p>198.24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9.7153">
            <text:p>199.715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9481">
            <text:p>166.94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8.285">
            <text:p>198.2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3.8721">
            <text:p>203.87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3.9856">
            <text:p>173.98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3.215">
            <text:p>183.21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1.5714">
            <text:p>201.57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1.5789">
            <text:p>141.57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7.6103">
            <text:p>197.61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7.9054">
            <text:p>197.90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7.6752">
            <text:p>197.675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1.3182">
            <text:p>211.31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4125">
            <text:p>155.412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6509">
            <text:p>150.650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8.4603">
            <text:p>218.46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9.0261">
            <text:p>169.02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51.4016">
            <text:p>251.40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7641">
            <text:p>166.764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1.2335">
            <text:p>191.233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3.723">
            <text:p>213.7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2.5366">
            <text:p>172.536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9.8093">
            <text:p>189.80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4909">
            <text:p>168.490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5.9084">
            <text:p>185.908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131">
            <text:p>162.13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5248">
            <text:p>165.52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4.1498">
            <text:p>184.149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6048">
            <text:p>157.60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814">
            <text:p>159.8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3645">
            <text:p>160.36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2.3288">
            <text:p>142.32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9496">
            <text:p>158.94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2.2294">
            <text:p>142.22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5881">
            <text:p>149.58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3193">
            <text:p>152.31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8256">
            <text:p>165.82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4.7346">
            <text:p>174.73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4934">
            <text:p>158.493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07.7776">
            <text:p>307.777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4246">
            <text:p>157.42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0.1947">
            <text:p>240.19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87.19">
            <text:p>287.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6.0103">
            <text:p>176.01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3.9507">
            <text:p>193.95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3.136">
            <text:p>183.1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19.6088">
            <text:p>319.60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20.2042">
            <text:p>320.20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4.1106">
            <text:p>184.11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5.2131">
            <text:p>215.213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78.7998">
            <text:p>278.799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0.3777">
            <text:p>210.37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9.6">
            <text:p>229.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0.596">
            <text:p>200.5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6.7417">
            <text:p>196.741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3.0302">
            <text:p>203.03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0.2224">
            <text:p>170.22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8499">
            <text:p>159.84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4738">
            <text:p>156.473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5224">
            <text:p>154.52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0.7575">
            <text:p>140.75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8.6791">
            <text:p>198.679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4.1391">
            <text:p>214.139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9.4107">
            <text:p>179.41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9635">
            <text:p>153.963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3433">
            <text:p>159.34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8.6372">
            <text:p>188.63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828">
            <text:p>155.82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3.6304">
            <text:p>223.630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2.8296">
            <text:p>192.82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4.3475">
            <text:p>174.34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1.7285">
            <text:p>191.72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4735">
            <text:p>150.473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1165">
            <text:p>149.11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1.9796">
            <text:p>141.97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9.3352">
            <text:p>139.335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9.3982">
            <text:p>229.39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1171">
            <text:p>156.11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9.3671">
            <text:p>189.36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0.8491">
            <text:p>140.849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2018">
            <text:p>157.20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0098">
            <text:p>163.009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7266">
            <text:p>163.726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9172">
            <text:p>155.91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3.3698">
            <text:p>223.369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4.9111">
            <text:p>174.91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2734">
            <text:p>166.273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7006">
            <text:p>166.70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73.7828">
            <text:p>273.782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69.8305">
            <text:p>269.83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4.2751">
            <text:p>144.27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2395">
            <text:p>150.239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4.9259">
            <text:p>214.925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9.381">
            <text:p>229.3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9.9785">
            <text:p>209.97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2.8607">
            <text:p>172.86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3.2821">
            <text:p>193.28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4749">
            <text:p>163.47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6.4634">
            <text:p>226.463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789.8201">
            <text:p>17789.82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2.1808">
            <text:p>142.18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4597">
            <text:p>162.459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7851">
            <text:p>168.78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1978">
            <text:p>162.19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1.2105">
            <text:p>171.21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6642">
            <text:p>151.66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2478">
            <text:p>158.24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3393">
            <text:p>158.33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6445">
            <text:p>155.64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3672">
            <text:p>149.36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7.9399">
            <text:p>227.93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8.2523">
            <text:p>228.25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5.2924">
            <text:p>185.29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7.3941">
            <text:p>167.394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7.3008">
            <text:p>187.30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9.2543">
            <text:p>209.254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6.1207">
            <text:p>196.12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5.8779">
            <text:p>195.87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8966">
            <text:p>163.896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0617">
            <text:p>161.061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9.2002">
            <text:p>229.20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3.3544">
            <text:p>193.35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7.0154">
            <text:p>227.01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2.8864">
            <text:p>232.886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5.4195">
            <text:p>245.419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0.8642">
            <text:p>220.86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0.257">
            <text:p>200.25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2.237">
            <text:p>192.2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4.314">
            <text:p>224.3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0.8702">
            <text:p>190.87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1.0643">
            <text:p>201.064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5.3658">
            <text:p>185.36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2.4943">
            <text:p>192.494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6.4768">
            <text:p>146.47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13.841">
            <text:p>313.84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62.3797">
            <text:p>262.379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1359">
            <text:p>150.135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64.3171">
            <text:p>264.31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86.0516">
            <text:p>286.05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6.8429">
            <text:p>206.842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4.0877">
            <text:p>214.08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5.9999">
            <text:p>185.99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9.8046">
            <text:p>219.80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9.2723">
            <text:p>219.27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093">
            <text:p>157.0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9.6393">
            <text:p>189.63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2.4166">
            <text:p>232.416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4.507">
            <text:p>184.5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02.2563">
            <text:p>302.25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88.9262">
            <text:p>288.92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6404">
            <text:p>149.640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8835">
            <text:p>159.883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1185">
            <text:p>156.11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8.0394">
            <text:p>138.03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5.5888">
            <text:p>225.58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4.2726">
            <text:p>184.272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6245">
            <text:p>164.62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9299">
            <text:p>168.92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5.4749">
            <text:p>195.47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4.5185">
            <text:p>194.51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7987">
            <text:p>162.79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9.7894">
            <text:p>209.78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0.838">
            <text:p>190.83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0.5627">
            <text:p>180.562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4697">
            <text:p>165.469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4.6818">
            <text:p>174.68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5.6414">
            <text:p>205.64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8.3734">
            <text:p>248.373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2.3142">
            <text:p>242.31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0.7164">
            <text:p>200.716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3.1283">
            <text:p>233.128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6.6096">
            <text:p>226.60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27.2556">
            <text:p>427.25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1.1054">
            <text:p>231.10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2.2762">
            <text:p>222.27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4.8576">
            <text:p>224.857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9.1556">
            <text:p>219.15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7.539">
            <text:p>217.5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4.5987">
            <text:p>234.59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66.821">
            <text:p>266.8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8.1675">
            <text:p>188.16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4.8569">
            <text:p>204.85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5.4234">
            <text:p>235.423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0.0756">
            <text:p>180.07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6.7883">
            <text:p>206.788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1.2558">
            <text:p>201.25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1.4913">
            <text:p>191.491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3.6475">
            <text:p>173.64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9.2957">
            <text:p>189.295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5207">
            <text:p>159.52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1767">
            <text:p>151.17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7.6685">
            <text:p>177.66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9211">
            <text:p>162.92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2.9058">
            <text:p>242.90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1.5784">
            <text:p>201.578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9.0446">
            <text:p>179.04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9.2325">
            <text:p>199.232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5.0132">
            <text:p>215.01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9.2533">
            <text:p>179.25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7.2683">
            <text:p>207.268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6.1983">
            <text:p>186.198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5.7077">
            <text:p>205.70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8634">
            <text:p>165.863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2.9435">
            <text:p>192.943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6.7892">
            <text:p>236.78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8.273">
            <text:p>218.2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4.249">
            <text:p>234.2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0.868">
            <text:p>180.8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1.1526">
            <text:p>201.152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1.5725">
            <text:p>221.572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7.4734">
            <text:p>197.473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2.5071">
            <text:p>212.50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2.5228">
            <text:p>192.522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2.8153">
            <text:p>182.815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1079">
            <text:p>161.10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5027">
            <text:p>149.502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5068">
            <text:p>155.50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2927">
            <text:p>156.292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3.4271">
            <text:p>143.42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7.8042">
            <text:p>187.80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523">
            <text:p>150.5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9187">
            <text:p>149.91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622">
            <text:p>150.6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4.6305">
            <text:p>144.63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1576">
            <text:p>166.157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3.1483">
            <text:p>143.148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301">
            <text:p>160.3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4493">
            <text:p>155.44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4.3767">
            <text:p>184.37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3844">
            <text:p>157.38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6.3959">
            <text:p>186.395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5968">
            <text:p>163.59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533">
            <text:p>164.5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4518">
            <text:p>162.45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138">
            <text:p>147.13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2.9158">
            <text:p>142.91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1.411">
            <text:p>131.4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2842">
            <text:p>160.28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9.625">
            <text:p>239.62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7.8048">
            <text:p>207.80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8.6444">
            <text:p>178.64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07.3111">
            <text:p>307.31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2711">
            <text:p>147.27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0.3496">
            <text:p>190.34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8482">
            <text:p>153.84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3054">
            <text:p>163.30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5288">
            <text:p>151.52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8731">
            <text:p>158.873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6612">
            <text:p>161.66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3.3585">
            <text:p>173.35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4579">
            <text:p>147.45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5.7339">
            <text:p>145.73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8.405">
            <text:p>138.4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9.8303">
            <text:p>129.83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7389">
            <text:p>149.73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0.1589">
            <text:p>140.15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6056">
            <text:p>154.60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7.1895">
            <text:p>137.189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5122">
            <text:p>150.51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7818">
            <text:p>153.78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6.3059">
            <text:p>146.305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2.0888">
            <text:p>142.08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5136">
            <text:p>150.51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79.7519">
            <text:p>279.75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6912">
            <text:p>157.69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0.7222">
            <text:p>190.72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356">
            <text:p>168.3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97.9879">
            <text:p>297.98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7.3799">
            <text:p>237.37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7.8962">
            <text:p>127.89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8064">
            <text:p>148.806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6.566">
            <text:p>176.56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61.6624">
            <text:p>361.66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1.2645">
            <text:p>121.26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4.915">
            <text:p>134.91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1865">
            <text:p>166.18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8979">
            <text:p>150.89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7.2969">
            <text:p>167.29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6121">
            <text:p>154.61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5.3047">
            <text:p>145.30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0616">
            <text:p>150.06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8.6983">
            <text:p>138.698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8632">
            <text:p>149.86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3.3258">
            <text:p>233.32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56.3906">
            <text:p>256.39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85.7457">
            <text:p>285.745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1908">
            <text:p>162.19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1.4242">
            <text:p>181.42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4.0276">
            <text:p>204.027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1.4121">
            <text:p>181.41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6172">
            <text:p>158.61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8042">
            <text:p>159.80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43.3436">
            <text:p>443.34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98.5615">
            <text:p>498.561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2.0255">
            <text:p>132.02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0.1324">
            <text:p>130.13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8.4927">
            <text:p>208.492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1.1864">
            <text:p>191.186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6.4661">
            <text:p>206.46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2.9427">
            <text:p>212.942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8.1639">
            <text:p>208.16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5.2045">
            <text:p>195.20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946.6055">
            <text:p>946.60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2.4074">
            <text:p>192.407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9967">
            <text:p>162.99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8.4694">
            <text:p>138.46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9.3522">
            <text:p>189.35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8.5286">
            <text:p>208.52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8.9548">
            <text:p>188.95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1.1004">
            <text:p>191.100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8375">
            <text:p>162.83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5.9669">
            <text:p>145.96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6.5198">
            <text:p>206.519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7.7469">
            <text:p>207.74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6967">
            <text:p>148.69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8.6718">
            <text:p>188.67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7526">
            <text:p>158.752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0.5857">
            <text:p>200.585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8.68">
            <text:p>138.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5477">
            <text:p>154.54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7.508">
            <text:p>197.5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2932">
            <text:p>152.29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4.746">
            <text:p>194.7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7500.5932">
            <text:p>7500.59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9.6267">
            <text:p>219.62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4.4437">
            <text:p>204.44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20.2579">
            <text:p>320.25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14.1894">
            <text:p>314.18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3.0388">
            <text:p>133.03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8716">
            <text:p>147.87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3.4663">
            <text:p>143.46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1.2212">
            <text:p>171.22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38.7162">
            <text:p>338.71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8.0925">
            <text:p>178.092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2.6524">
            <text:p>202.65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3.2045">
            <text:p>193.20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4.9958">
            <text:p>224.99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74.2479">
            <text:p>274.24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8.3552">
            <text:p>188.355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9.1809">
            <text:p>179.180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2.5819">
            <text:p>202.58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3.1356">
            <text:p>213.13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9.4149">
            <text:p>179.41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1.0035">
            <text:p>181.003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3.7359">
            <text:p>193.735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8.2708">
            <text:p>178.27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9436">
            <text:p>154.94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0.3591">
            <text:p>180.359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9425">
            <text:p>149.942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3.4478">
            <text:p>223.44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5694">
            <text:p>149.56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8.2852">
            <text:p>188.285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2.1593">
            <text:p>202.15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7.2409">
            <text:p>197.240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7761">
            <text:p>165.77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1.4852">
            <text:p>191.485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1837">
            <text:p>168.18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6.3594">
            <text:p>186.35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4.8327">
            <text:p>174.832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1.3188">
            <text:p>171.31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5.6758">
            <text:p>215.67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7466">
            <text:p>150.746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4.6333">
            <text:p>204.63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6.1169">
            <text:p>196.11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1.9736">
            <text:p>191.97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4.8051">
            <text:p>144.80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2.9765">
            <text:p>202.97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4.5942">
            <text:p>194.59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4.4189">
            <text:p>174.41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29.3691">
            <text:p>329.369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52.4526">
            <text:p>352.452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97.8754">
            <text:p>297.87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7.0505">
            <text:p>187.05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3.207">
            <text:p>183.2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6.1201">
            <text:p>236.12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3.8464">
            <text:p>203.846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2.4174">
            <text:p>182.417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0.8548">
            <text:p>190.85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9.2894">
            <text:p>169.28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6366">
            <text:p>168.636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564">
            <text:p>154.56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3685">
            <text:p>161.36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3.1508">
            <text:p>133.15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8.6814">
            <text:p>138.68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5.5013">
            <text:p>235.501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3.3431">
            <text:p>233.343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175">
            <text:p>156.1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0.0053">
            <text:p>170.005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0.946">
            <text:p>180.9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6.9961">
            <text:p>236.99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8424">
            <text:p>163.84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0921">
            <text:p>157.09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7.402">
            <text:p>197.4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4.4185">
            <text:p>144.41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947">
            <text:p>150.9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6341">
            <text:p>148.634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8247">
            <text:p>161.82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143">
            <text:p>159.14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4.2994">
            <text:p>144.29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135">
            <text:p>159.13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1.7816">
            <text:p>141.78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5.8769">
            <text:p>135.87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7232">
            <text:p>154.72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7.8207">
            <text:p>207.82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2.2146">
            <text:p>132.21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7777">
            <text:p>162.77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1.2693">
            <text:p>141.26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2.2448">
            <text:p>142.24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8719">
            <text:p>155.87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3556">
            <text:p>149.35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2.1123">
            <text:p>132.11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75.5087">
            <text:p>275.50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7.6342">
            <text:p>247.63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9.1579">
            <text:p>189.15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5.8821">
            <text:p>195.88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1.6681">
            <text:p>201.66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8.488">
            <text:p>178.4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2.282">
            <text:p>182.2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3658">
            <text:p>151.36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6785">
            <text:p>165.67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303">
            <text:p>152.3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71.9659">
            <text:p>271.965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63.2922">
            <text:p>263.29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9.0619">
            <text:p>239.06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8.5652">
            <text:p>228.565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51.6585">
            <text:p>251.65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2.8532">
            <text:p>172.85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1.0116">
            <text:p>171.01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1.3339">
            <text:p>221.33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5.7157">
            <text:p>145.715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5872">
            <text:p>151.58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1.7985">
            <text:p>131.79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9.952">
            <text:p>139.95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5.0115">
            <text:p>145.011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5.0313">
            <text:p>135.031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6.3943">
            <text:p>136.394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3.6262">
            <text:p>133.62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4.0549">
            <text:p>134.05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3.2749">
            <text:p>143.27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8193">
            <text:p>147.81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5.5096">
            <text:p>215.50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9452">
            <text:p>161.945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6.9819">
            <text:p>186.98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5.9295">
            <text:p>145.929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9.9402">
            <text:p>239.94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1226">
            <text:p>147.122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5.0297">
            <text:p>145.029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672">
            <text:p>161.6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50.5952">
            <text:p>250.595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234">
            <text:p>159.23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5615">
            <text:p>164.561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3.6768">
            <text:p>183.67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95.9202">
            <text:p>295.92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8.9344">
            <text:p>208.93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7.4401">
            <text:p>207.44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8.9417">
            <text:p>188.941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5.8691">
            <text:p>185.869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9.1858">
            <text:p>169.18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4449">
            <text:p>156.44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3.5625">
            <text:p>203.562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7.713">
            <text:p>137.71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2194">
            <text:p>165.21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10.1398">
            <text:p>410.139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6.0923">
            <text:p>126.09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22.2503">
            <text:p>422.25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1.1843">
            <text:p>141.184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9.6392">
            <text:p>169.63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6911">
            <text:p>161.69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2.188">
            <text:p>192.1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4.7919">
            <text:p>184.79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2.5446">
            <text:p>172.54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7.8998">
            <text:p>167.899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9754">
            <text:p>156.97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9.2198">
            <text:p>139.219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5196">
            <text:p>156.51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4.1154">
            <text:p>144.11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9.5519">
            <text:p>169.55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1.5028">
            <text:p>171.502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1.0298">
            <text:p>171.029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6895">
            <text:p>162.689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9.368">
            <text:p>189.3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3.1236">
            <text:p>203.12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7.3536">
            <text:p>187.35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4.6589">
            <text:p>144.65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3.8975">
            <text:p>223.89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0.0401">
            <text:p>180.04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02.8218">
            <text:p>302.82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8.591">
            <text:p>188.59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5.8249">
            <text:p>205.82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1.8356">
            <text:p>181.83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5.6011">
            <text:p>185.60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2832">
            <text:p>166.28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8409">
            <text:p>154.840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9762">
            <text:p>147.97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4984">
            <text:p>151.498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3.1043">
            <text:p>183.104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2.0331">
            <text:p>182.033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2482">
            <text:p>162.24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1668.0844">
            <text:p>31668.08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9.6705">
            <text:p>169.67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4.3623">
            <text:p>184.36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1.9434">
            <text:p>181.943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9936.6827">
            <text:p>9936.682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0.455">
            <text:p>200.4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7.6571">
            <text:p>217.65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12.5402">
            <text:p>1212.54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9.0701">
            <text:p>249.07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667.5857">
            <text:p>14667.585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70.5149">
            <text:p>1070.51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3.466">
            <text:p>193.46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795">
            <text:p>164.79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2.2292">
            <text:p>182.22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3.4346">
            <text:p>203.43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9701.2934">
            <text:p>9701.293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779.7993">
            <text:p>779.79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57.5055">
            <text:p>1057.50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751.3085">
            <text:p>751.30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801.8989">
            <text:p>801.89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761.5806">
            <text:p>761.58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930.2098">
            <text:p>930.209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674.627">
            <text:p>674.62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718.0692">
            <text:p>718.06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762.7185">
            <text:p>762.71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757.3887">
            <text:p>757.38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44.8814">
            <text:p>1044.88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990.8696">
            <text:p>990.86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770.4448">
            <text:p>770.44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743.4762">
            <text:p>743.47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741.7854">
            <text:p>741.78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33.2573">
            <text:p>1433.25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29.8622">
            <text:p>1029.86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47.4828">
            <text:p>1047.482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05.8145">
            <text:p>1005.81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28.1107">
            <text:p>1028.11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234.2074">
            <text:p>18234.207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0.6326">
            <text:p>1220.632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994.4815">
            <text:p>994.481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935.6208">
            <text:p>935.62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41.5244">
            <text:p>1041.52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37.7351">
            <text:p>1037.73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18.9443">
            <text:p>1018.944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96.6349">
            <text:p>1096.63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79.804">
            <text:p>1079.80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984.272">
            <text:p>984.2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945.3667">
            <text:p>945.36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919.014">
            <text:p>919.0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907.3374">
            <text:p>907.337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887.3774">
            <text:p>887.377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968.7947">
            <text:p>968.79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987.1503">
            <text:p>987.15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917.9363">
            <text:p>917.93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825.8649">
            <text:p>825.86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97.7544">
            <text:p>1297.75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31.9665">
            <text:p>1231.96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723.9542">
            <text:p>723.95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703.9457">
            <text:p>703.945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674.2996">
            <text:p>674.29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632.8494">
            <text:p>632.84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02.386">
            <text:p>1102.3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04.7819">
            <text:p>1104.78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08.6936">
            <text:p>1108.69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69.4295">
            <text:p>1169.429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48.9661">
            <text:p>1148.96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986.9682">
            <text:p>986.96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946.7367">
            <text:p>946.73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926.2084">
            <text:p>926.208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969.391">
            <text:p>969.39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938.0345">
            <text:p>938.03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908.1667">
            <text:p>908.16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870.9032">
            <text:p>870.90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831.5795">
            <text:p>831.579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840.0001">
            <text:p>840.0001</text:p>
          </table:table-cell>
        </table:table-row>
      </table:table>
      <table:table table:name="ICmdSync" table:style-name="ta1" table:print="false"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column table:style-name="co13" table:default-cell-style-name="Default"/>
        <table:table-column table:style-name="co5" table:default-cell-style-name="Default"/>
        <table:table-row table:style-name="ro2">
          <table:table-cell/>
          <table:table-cell office:value-type="string">
            <text:p>Average</text:p>
          </table:table-cell>
          <table:table-cell office:value-type="string">
            <text:p>95% Are less than</text:p>
          </table:table-cell>
          <table:table-cell office:value-type="string">
            <text:p>Standard Deviation</text:p>
          </table:table-cell>
          <table:table-cell table:number-columns-repeated="2"/>
          <table:table-cell office:value-type="string">
            <text:p>Number of runs</text:p>
          </table:table-cell>
          <table:table-cell office:value-type="string">
            <text:p>95% of runs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float" office:value="300">
            <text:p>300</text:p>
          </table:table-cell>
          <table:table-cell office:value-type="float" office:value="500">
            <text:p>500</text:p>
          </table:table-cell>
          <table:table-cell office:value-type="float" office:value="2000">
            <text:p>2000</text:p>
          </table:table-cell>
          <table:table-cell table:number-columns-repeated="2"/>
          <table:table-cell table:style-name="ce7" table:formula="of:=9999-COUNTBLANK([ICmdSyncData.B1:.B9999])" office:value-type="float" office:value="999">
            <text:p>999</text:p>
          </table:table-cell>
          <table:table-cell table:formula="of:=[.G2]-ROUNDDOWN([.G2]/20)" office:value-type="float" office:value="950">
            <text:p>950</text:p>
          </table:table-cell>
        </table:table-row>
        <table:table-row table:style-name="ro2">
          <table:table-cell office:value-type="string">
            <text:p>Actual</text:p>
          </table:table-cell>
          <table:table-cell table:formula="of:=AVERAGE([ICmdSyncData.B1:.B999])" office:value-type="float" office:value="266.823708308308">
            <text:p>266.8237083083</text:p>
          </table:table-cell>
          <table:table-cell table:formula="of:=SMALL([ICmdSyncData.B1:.B9999];[.H2])" office:value-type="float" office:value="290.3737">
            <text:p>290.3737</text:p>
          </table:table-cell>
          <table:table-cell table:formula="of:=STDEV([ICmdSyncData.B1:.B999])" office:value-type="float" office:value="1138.75011009478">
            <text:p>1138.7501100948</text:p>
          </table:table-cell>
          <table:table-cell table:number-columns-repeated="4"/>
        </table:table-row>
        <table:table-row table:style-name="ro2">
          <table:table-cell office:value-type="string">
            <text:p>Result</text:p>
          </table:table-cell>
          <table:table-cell table:formula="of:=IF([.B3]&lt;[.B2])" office:value-type="boolean" office:boolean-value="true">
            <text:p>TRUE</text:p>
          </table:table-cell>
          <table:table-cell table:formula="of:=IF([.C3]&lt;[.C2])" office:value-type="boolean" office:boolean-value="true">
            <text:p>TRUE</text:p>
          </table:table-cell>
          <table:table-cell table:formula="of:=IF([.D3]&lt;[.D2])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Did everything pass</text:p>
          </table:table-cell>
          <table:table-cell table:formula="of:=IF([.C5]; &quot;pass&quot;; &quot;fail&quot;)" office:value-type="string" office:string-value="pass">
            <text:p>pass</text:p>
          </table:table-cell>
          <table:table-cell table:formula="of:=AND([.B4:.D4])" office:value-type="boolean" office:boolean-value="true">
            <text:p>TRUE</text:p>
          </table:table-cell>
          <table:table-cell table:number-columns-repeated="5"/>
        </table:table-row>
      </table:table>
      <table:table table:name="ICmdSyncData" table:style-name="ta1" table:print="false">
        <table:table-source xlink:type="simple" xlink:href="../SyncICmdPerformanceTest.csv" table:table-name="Sheet1" table:filter-name="Text - txt - csv (StarCalc)" table:filter-options="44/MRG,39,ANSI,1,,0,false,false"/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>
            <text:p>Test Time</text:p>
          </table:table-cell>
          <table:table-cell office:value-type="float" office:value="332.6159">
            <text:p>332.615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1656">
            <text:p>158.16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6.6664">
            <text:p>146.666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6.8275">
            <text:p>146.82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6.8424">
            <text:p>146.84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8115">
            <text:p>152.811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7.0074">
            <text:p>167.007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5.0605">
            <text:p>205.06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9192">
            <text:p>151.91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115">
            <text:p>155.11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9.9413">
            <text:p>169.941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5.5476">
            <text:p>145.547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7163">
            <text:p>150.71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4.5389">
            <text:p>144.53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2624">
            <text:p>163.26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5.3837">
            <text:p>145.38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0.9551">
            <text:p>170.95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0567">
            <text:p>151.05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8182">
            <text:p>155.81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891">
            <text:p>163.89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1.8849">
            <text:p>191.88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1662">
            <text:p>150.16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5948">
            <text:p>154.59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6455">
            <text:p>151.64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5925">
            <text:p>154.592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2.0375">
            <text:p>142.03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8167">
            <text:p>148.81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8152">
            <text:p>152.815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53.82">
            <text:p>253.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0682">
            <text:p>148.06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7765">
            <text:p>150.77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5.0694">
            <text:p>145.06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5744">
            <text:p>148.57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5.9356">
            <text:p>205.93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3727">
            <text:p>159.372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4549">
            <text:p>157.45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1.3879">
            <text:p>171.38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9493">
            <text:p>150.94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9709">
            <text:p>155.970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5.6268">
            <text:p>215.62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7224">
            <text:p>161.72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662">
            <text:p>160.6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1876">
            <text:p>156.187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7.2853">
            <text:p>167.285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8.4399">
            <text:p>178.43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0.2468">
            <text:p>220.24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8454">
            <text:p>162.84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6828">
            <text:p>153.682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3486">
            <text:p>160.34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9125">
            <text:p>161.912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3.4509">
            <text:p>173.450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7.6892">
            <text:p>197.68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5547">
            <text:p>165.55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3738">
            <text:p>147.373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1702">
            <text:p>162.17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741">
            <text:p>165.74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9.6091">
            <text:p>209.609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3.7448">
            <text:p>193.74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4.2188">
            <text:p>224.21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7923">
            <text:p>156.79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504">
            <text:p>155.50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0682">
            <text:p>159.06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4069">
            <text:p>149.40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1.8901">
            <text:p>191.89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5.7227">
            <text:p>175.722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5.1231">
            <text:p>145.123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2259">
            <text:p>152.225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8945">
            <text:p>158.89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5368">
            <text:p>160.53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1.717">
            <text:p>211.71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6412">
            <text:p>159.64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3686">
            <text:p>166.36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2.9714">
            <text:p>172.97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4664">
            <text:p>154.466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2.8672">
            <text:p>202.86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9.3522">
            <text:p>189.35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0.3051">
            <text:p>170.30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7752">
            <text:p>159.775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8312">
            <text:p>159.83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7251">
            <text:p>154.72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0434">
            <text:p>152.043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4.0234">
            <text:p>204.023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8242">
            <text:p>161.82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3607">
            <text:p>153.36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3975">
            <text:p>157.39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8044">
            <text:p>160.80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4156">
            <text:p>148.41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1186">
            <text:p>163.11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4.7122">
            <text:p>174.71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7122">
            <text:p>159.71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3.3688">
            <text:p>203.36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7636">
            <text:p>153.76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6.5324">
            <text:p>176.53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119">
            <text:p>165.1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8179">
            <text:p>164.81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65">
            <text:p>165.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0342">
            <text:p>155.03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7.7058">
            <text:p>177.70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9118">
            <text:p>158.91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7261">
            <text:p>148.72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6.929">
            <text:p>196.92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0496">
            <text:p>155.04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2408">
            <text:p>160.24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5.8917">
            <text:p>145.891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2284">
            <text:p>157.228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0411">
            <text:p>165.04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7262">
            <text:p>155.72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8375">
            <text:p>147.83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1415">
            <text:p>161.141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8821">
            <text:p>161.88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2.3111">
            <text:p>142.31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7541">
            <text:p>150.754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7073">
            <text:p>160.70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5.9071">
            <text:p>205.90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046">
            <text:p>160.0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4886">
            <text:p>155.48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3406">
            <text:p>153.34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6842">
            <text:p>155.68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8758">
            <text:p>149.87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7617">
            <text:p>157.761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5.4803">
            <text:p>145.48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4.2476">
            <text:p>174.247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1916">
            <text:p>157.19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7394">
            <text:p>151.73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9677">
            <text:p>153.96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1067">
            <text:p>147.10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4.0346">
            <text:p>204.03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6151">
            <text:p>153.61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6.9825">
            <text:p>146.982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4319">
            <text:p>150.43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6059">
            <text:p>147.605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3854">
            <text:p>168.38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318">
            <text:p>165.3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7342">
            <text:p>151.73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8855">
            <text:p>166.88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1.6821">
            <text:p>171.68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9065">
            <text:p>153.90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3982">
            <text:p>158.39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2268">
            <text:p>160.22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9006">
            <text:p>160.90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6.9718">
            <text:p>146.97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0521">
            <text:p>149.05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0.7105">
            <text:p>190.71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586">
            <text:p>150.5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2409">
            <text:p>154.240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5.8992">
            <text:p>235.89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3.539">
            <text:p>183.5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5962">
            <text:p>152.59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7996">
            <text:p>153.79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7.9876">
            <text:p>197.987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6916">
            <text:p>163.69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1.4113">
            <text:p>171.411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9713">
            <text:p>163.971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3.2112">
            <text:p>183.21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8.7364">
            <text:p>178.736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9723">
            <text:p>157.97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9766">
            <text:p>168.976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145">
            <text:p>162.1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4601">
            <text:p>166.46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645">
            <text:p>155.6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4466">
            <text:p>151.446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7536">
            <text:p>152.75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9058">
            <text:p>156.90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9.1956">
            <text:p>169.19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2285">
            <text:p>153.22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7.3231">
            <text:p>227.323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4.4003">
            <text:p>174.40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8557">
            <text:p>149.855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2522">
            <text:p>159.25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784.2209">
            <text:p>3784.220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8144">
            <text:p>161.81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3304">
            <text:p>162.330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2124">
            <text:p>152.21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5335">
            <text:p>160.533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0684">
            <text:p>164.068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664">
            <text:p>148.66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605">
            <text:p>160.6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6.4871">
            <text:p>176.48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8856">
            <text:p>160.88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1513">
            <text:p>165.151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7478">
            <text:p>153.74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4614">
            <text:p>163.46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22.0966">
            <text:p>422.096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6122">
            <text:p>163.61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9.985">
            <text:p>179.9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2012">
            <text:p>165.20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2282">
            <text:p>160.22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5384">
            <text:p>163.538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5762">
            <text:p>163.57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6688">
            <text:p>157.66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9089">
            <text:p>166.90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5.1717">
            <text:p>175.171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4698">
            <text:p>159.469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7432">
            <text:p>158.74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0891">
            <text:p>156.089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4588">
            <text:p>162.45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9621">
            <text:p>168.96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7907">
            <text:p>157.79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7919">
            <text:p>154.79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1.2693">
            <text:p>171.26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7.486">
            <text:p>167.4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77">
            <text:p>161.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3.8826">
            <text:p>193.882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8396">
            <text:p>161.83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4303">
            <text:p>151.43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4261">
            <text:p>162.42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309">
            <text:p>156.30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3009">
            <text:p>149.300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6563">
            <text:p>147.65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0204">
            <text:p>160.020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6246">
            <text:p>158.62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1639">
            <text:p>161.16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4963">
            <text:p>154.49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0.8266">
            <text:p>140.826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8.8461">
            <text:p>238.84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3259">
            <text:p>152.325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8495">
            <text:p>159.849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2881">
            <text:p>150.28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9418">
            <text:p>154.94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3.1133">
            <text:p>173.11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25.6629">
            <text:p>1325.662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786">
            <text:p>155.7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4065">
            <text:p>162.40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2851">
            <text:p>149.28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2332">
            <text:p>164.23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3.055">
            <text:p>173.0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0017">
            <text:p>147.001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2951">
            <text:p>152.29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3363">
            <text:p>159.33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3916">
            <text:p>162.39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1847">
            <text:p>164.18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0777">
            <text:p>168.07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1812">
            <text:p>163.18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9659">
            <text:p>166.965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4161">
            <text:p>161.41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8688">
            <text:p>162.86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50.7479">
            <text:p>250.74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9486">
            <text:p>151.94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9348">
            <text:p>152.93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8295">
            <text:p>151.829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2564">
            <text:p>161.256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5797">
            <text:p>151.579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2192">
            <text:p>151.21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4.3346">
            <text:p>194.33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6756">
            <text:p>154.67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6937">
            <text:p>160.69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0184">
            <text:p>166.018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4219">
            <text:p>166.42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5648">
            <text:p>160.56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7602">
            <text:p>161.76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6878">
            <text:p>152.68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0156">
            <text:p>153.01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3.8492">
            <text:p>203.84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3.5923">
            <text:p>183.59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7.2054">
            <text:p>167.20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6.517">
            <text:p>146.51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8868">
            <text:p>159.88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6.8051">
            <text:p>146.80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1.7413">
            <text:p>181.741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2.71">
            <text:p>192.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5.2009">
            <text:p>185.200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4975">
            <text:p>168.49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5246">
            <text:p>164.52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3448">
            <text:p>151.34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3.2131">
            <text:p>183.213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0471">
            <text:p>165.04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9.0486">
            <text:p>219.04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4.2043">
            <text:p>224.204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2765">
            <text:p>161.27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6.1864">
            <text:p>176.186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7922">
            <text:p>149.79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0.1709">
            <text:p>180.170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3.1343">
            <text:p>173.134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4.6574">
            <text:p>244.657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7.437">
            <text:p>167.4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6261">
            <text:p>152.62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8768">
            <text:p>156.87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3839">
            <text:p>159.38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4642">
            <text:p>159.46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9171">
            <text:p>148.91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0571">
            <text:p>155.05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3848">
            <text:p>163.38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324">
            <text:p>152.3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2655">
            <text:p>149.26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9283">
            <text:p>148.928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1123">
            <text:p>164.11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1244">
            <text:p>151.12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7182">
            <text:p>163.71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4.6169">
            <text:p>204.61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6747">
            <text:p>152.67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3915">
            <text:p>151.391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6.8779">
            <text:p>236.87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2.1838">
            <text:p>192.183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03.4237">
            <text:p>303.42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4267">
            <text:p>152.42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306">
            <text:p>155.3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4844">
            <text:p>155.48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1018">
            <text:p>163.10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3.7152">
            <text:p>173.715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5.9884">
            <text:p>175.988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5.589">
            <text:p>215.5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0.3997">
            <text:p>180.399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5.1917">
            <text:p>175.191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2.2952">
            <text:p>172.295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1632">
            <text:p>166.16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954">
            <text:p>165.9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2.8279">
            <text:p>182.82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7281">
            <text:p>159.72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4282">
            <text:p>148.42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769">
            <text:p>156.7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2496">
            <text:p>164.24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08">
            <text:p>168.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3907">
            <text:p>158.39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0933">
            <text:p>152.09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7.8451">
            <text:p>167.84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1.7447">
            <text:p>171.74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3567">
            <text:p>150.35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8557">
            <text:p>149.855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9.5514">
            <text:p>169.55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6576">
            <text:p>153.657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3.6877">
            <text:p>143.68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61.733">
            <text:p>261.7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9.6199">
            <text:p>179.61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0607">
            <text:p>165.06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8.9749">
            <text:p>248.97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1.1036">
            <text:p>231.10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9.2838">
            <text:p>199.283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5.5732">
            <text:p>175.57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4.7196">
            <text:p>174.71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3732">
            <text:p>157.37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4.0419">
            <text:p>184.04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7.7597">
            <text:p>167.759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401">
            <text:p>158.4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0.7216">
            <text:p>230.72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9.7582">
            <text:p>169.75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3286">
            <text:p>158.32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2.6868">
            <text:p>242.68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53.5183">
            <text:p>253.518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3912">
            <text:p>156.39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2.5123">
            <text:p>142.51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0732">
            <text:p>156.07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567">
            <text:p>157.5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0.8461">
            <text:p>180.84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3908">
            <text:p>152.39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597.8549">
            <text:p>597.85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2063">
            <text:p>156.20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4.4403">
            <text:p>244.44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7965">
            <text:p>154.79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44.1193">
            <text:p>344.11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60.3985">
            <text:p>260.39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6.5237">
            <text:p>196.52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5.9656">
            <text:p>225.96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0946">
            <text:p>162.09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6.2583">
            <text:p>176.258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89.5752">
            <text:p>289.575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7.2151">
            <text:p>207.21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1.1162">
            <text:p>231.11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843.5401">
            <text:p>843.54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7.343">
            <text:p>177.34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1638">
            <text:p>154.163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7287">
            <text:p>149.72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4233">
            <text:p>147.42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9589">
            <text:p>151.95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3.5787">
            <text:p>213.57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9.8876">
            <text:p>169.887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9.0833">
            <text:p>179.08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8792">
            <text:p>152.87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5.9471">
            <text:p>185.94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578">
            <text:p>156.5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0.4157">
            <text:p>140.415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39.0023">
            <text:p>439.00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468">
            <text:p>155.4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3119">
            <text:p>165.31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1054">
            <text:p>156.10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2.7033">
            <text:p>172.70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7.3408">
            <text:p>227.34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7.4899">
            <text:p>187.48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3.12">
            <text:p>193.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0.3765">
            <text:p>170.37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1.1523">
            <text:p>191.15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88.7599">
            <text:p>288.75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7251">
            <text:p>152.72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2.9765">
            <text:p>172.97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3145">
            <text:p>149.31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3.9875">
            <text:p>143.98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3641">
            <text:p>156.364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8.4763">
            <text:p>178.47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0472">
            <text:p>161.04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6299">
            <text:p>150.62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6447">
            <text:p>147.64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598.6417">
            <text:p>598.641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2.1816">
            <text:p>182.18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34.9698">
            <text:p>334.969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5003">
            <text:p>153.50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4.2616">
            <text:p>204.26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2679">
            <text:p>160.26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7677">
            <text:p>159.76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1.6883">
            <text:p>221.688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6229">
            <text:p>163.622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65.3673">
            <text:p>265.36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5.9281">
            <text:p>175.92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3.7045">
            <text:p>203.70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1342">
            <text:p>164.13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8906">
            <text:p>159.89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5.8884">
            <text:p>145.888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6.3717">
            <text:p>206.371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7.5902">
            <text:p>167.59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0851">
            <text:p>159.08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1326">
            <text:p>150.132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5829">
            <text:p>157.582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7.6626">
            <text:p>167.662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8394">
            <text:p>162.83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7.3399">
            <text:p>227.33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2.5899">
            <text:p>172.58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5963">
            <text:p>148.59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2618">
            <text:p>156.26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2.9055">
            <text:p>172.90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1.2237">
            <text:p>191.22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3703">
            <text:p>165.37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55.6014">
            <text:p>255.60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7.3011">
            <text:p>197.30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9436">
            <text:p>154.94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41.1598">
            <text:p>341.159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79.446">
            <text:p>279.4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6.4539">
            <text:p>176.45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9.3268">
            <text:p>199.32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1.3387">
            <text:p>241.33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3254">
            <text:p>154.32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1561">
            <text:p>157.15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5204">
            <text:p>162.520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1756">
            <text:p>165.17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6068">
            <text:p>164.60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7.5228">
            <text:p>177.522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7.6624">
            <text:p>177.66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8.2291">
            <text:p>188.229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1.0169">
            <text:p>221.01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4.594">
            <text:p>174.5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2306">
            <text:p>150.23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4715">
            <text:p>154.471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6.2637">
            <text:p>186.26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4.3092">
            <text:p>234.30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0406">
            <text:p>152.04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2033">
            <text:p>166.20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7187">
            <text:p>157.71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0.2177">
            <text:p>170.21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9.0281">
            <text:p>189.02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5999">
            <text:p>160.59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6.0542">
            <text:p>176.05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1399">
            <text:p>160.13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50.0689">
            <text:p>250.06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4714">
            <text:p>162.47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2.9292">
            <text:p>242.92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9.1806">
            <text:p>169.18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5606">
            <text:p>164.56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7.7447">
            <text:p>197.74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0.7108">
            <text:p>170.71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7.0876">
            <text:p>177.087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0.5239">
            <text:p>180.52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0165">
            <text:p>168.01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7445">
            <text:p>166.74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3094">
            <text:p>160.30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0814">
            <text:p>166.08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5109">
            <text:p>161.510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4.3778">
            <text:p>174.37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3.5615">
            <text:p>213.561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7539">
            <text:p>147.75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0443">
            <text:p>154.044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4.9302">
            <text:p>144.93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6.2078">
            <text:p>146.20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9849">
            <text:p>157.98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6.6075">
            <text:p>146.60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9578">
            <text:p>157.95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8759">
            <text:p>154.875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5418">
            <text:p>153.54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3.5023">
            <text:p>173.50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2956">
            <text:p>161.29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3306">
            <text:p>165.33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4.2006">
            <text:p>194.20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5676">
            <text:p>149.567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7.0082">
            <text:p>177.00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3.4167">
            <text:p>183.41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2.4923">
            <text:p>232.49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6815">
            <text:p>166.681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53.6617">
            <text:p>253.661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0.4314">
            <text:p>210.43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3343">
            <text:p>154.334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0332">
            <text:p>161.03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0424">
            <text:p>156.04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0.6431">
            <text:p>170.643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1.1418">
            <text:p>171.14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75.9032">
            <text:p>275.90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6.6488">
            <text:p>196.64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3854">
            <text:p>166.38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8549">
            <text:p>154.85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4.7402">
            <text:p>174.74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7.6588">
            <text:p>167.65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0639">
            <text:p>154.06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521.4493">
            <text:p>521.44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00.6416">
            <text:p>300.64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6491">
            <text:p>161.649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3.2657">
            <text:p>223.265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8.6019">
            <text:p>178.60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0.6366">
            <text:p>170.636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58.7827">
            <text:p>358.782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0352">
            <text:p>168.035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0866">
            <text:p>166.086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4882">
            <text:p>166.48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9.5715">
            <text:p>169.571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9067">
            <text:p>158.90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6.9013">
            <text:p>176.901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2947">
            <text:p>157.29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9.7438">
            <text:p>169.743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2157">
            <text:p>152.215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01.5115">
            <text:p>301.511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4.0146">
            <text:p>204.01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71.8164">
            <text:p>271.816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8705">
            <text:p>159.87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4.4205">
            <text:p>194.42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9.8644">
            <text:p>189.86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1636">
            <text:p>151.16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4942">
            <text:p>166.49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1718">
            <text:p>165.17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5082">
            <text:p>155.50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1787">
            <text:p>160.17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51.2223">
            <text:p>251.22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2.7276">
            <text:p>172.727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7.4601">
            <text:p>187.46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8.4707">
            <text:p>208.47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5716">
            <text:p>161.57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6082">
            <text:p>166.60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2.4851">
            <text:p>212.48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8913">
            <text:p>154.891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00.0246">
            <text:p>400.02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6581">
            <text:p>151.65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6.9377">
            <text:p>146.93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1.4029">
            <text:p>171.402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1659">
            <text:p>155.165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6024">
            <text:p>159.60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5.4901">
            <text:p>145.49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6157">
            <text:p>162.615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8786">
            <text:p>162.87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5101">
            <text:p>166.51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8815">
            <text:p>156.881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7.2026">
            <text:p>167.202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7647">
            <text:p>160.76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5939">
            <text:p>154.59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9.8395">
            <text:p>169.839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0356">
            <text:p>153.03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4376">
            <text:p>161.437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3887">
            <text:p>164.38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3937">
            <text:p>157.39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2869">
            <text:p>168.28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7583">
            <text:p>148.758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4.9158">
            <text:p>234.91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3.7531">
            <text:p>173.753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4.056">
            <text:p>244.0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1.9203">
            <text:p>171.92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65.5779">
            <text:p>265.57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2.901">
            <text:p>192.9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3101">
            <text:p>163.31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5203">
            <text:p>155.52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941">
            <text:p>159.94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74.3165">
            <text:p>274.31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4488">
            <text:p>159.44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9.8622">
            <text:p>239.86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3392">
            <text:p>168.33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8.9694">
            <text:p>178.96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4233">
            <text:p>166.42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9.2865">
            <text:p>179.28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3058">
            <text:p>152.30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1136">
            <text:p>157.11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66.1775">
            <text:p>266.17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5.6428">
            <text:p>175.642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6.608">
            <text:p>176.6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1.5419">
            <text:p>181.54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5.2272">
            <text:p>145.22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8352">
            <text:p>158.835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7.6663">
            <text:p>167.66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297">
            <text:p>161.29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3.5541">
            <text:p>173.554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0963">
            <text:p>155.09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2.8841">
            <text:p>232.884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3.9991">
            <text:p>173.999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8842">
            <text:p>160.88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7.3418">
            <text:p>197.34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4.4656">
            <text:p>234.46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982">
            <text:p>165.9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3403">
            <text:p>158.34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7101">
            <text:p>156.71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8162">
            <text:p>150.81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3">
            <text:p>162.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4309">
            <text:p>156.430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5161">
            <text:p>153.51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60.4648">
            <text:p>260.46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6123">
            <text:p>155.61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4.1135">
            <text:p>234.113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1.5907">
            <text:p>191.59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2.8187">
            <text:p>172.81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7.3665">
            <text:p>167.36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9.3109">
            <text:p>169.310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4321">
            <text:p>166.43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0.3602">
            <text:p>170.36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4204">
            <text:p>168.420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7.4745">
            <text:p>187.47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0.9474">
            <text:p>180.947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1.6391">
            <text:p>201.639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4.0208">
            <text:p>194.02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0.1782">
            <text:p>190.17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9.1246">
            <text:p>169.12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9608">
            <text:p>147.96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25">
            <text:p>168.2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1.288">
            <text:p>231.2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7386">
            <text:p>156.73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4086">
            <text:p>150.40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8183">
            <text:p>166.818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9425">
            <text:p>164.942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7362">
            <text:p>160.73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680.6918">
            <text:p>680.69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1.9469">
            <text:p>201.94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0.6249">
            <text:p>170.62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3.214">
            <text:p>183.2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7.1802">
            <text:p>167.18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50.216">
            <text:p>250.2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62.3642">
            <text:p>1362.36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01.1846">
            <text:p>1001.18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45.4371">
            <text:p>345.43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0.1108">
            <text:p>140.11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0.2198">
            <text:p>220.219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9.1138">
            <text:p>139.113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5.555">
            <text:p>205.5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63.3081">
            <text:p>263.30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96.6771">
            <text:p>296.67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06.2904">
            <text:p>306.290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2147">
            <text:p>156.21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9803">
            <text:p>151.98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2433">
            <text:p>165.24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81.0804">
            <text:p>281.080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3732">
            <text:p>157.37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6818">
            <text:p>163.68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1.1232">
            <text:p>171.12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5.1622">
            <text:p>215.16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3.1832">
            <text:p>183.18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4.4197">
            <text:p>214.419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4.1268">
            <text:p>194.12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3815">
            <text:p>163.381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6.5187">
            <text:p>186.51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1322">
            <text:p>157.13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4672">
            <text:p>164.46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957.317">
            <text:p>957.31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742.5447">
            <text:p>742.54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8697">
            <text:p>151.869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4094">
            <text:p>156.40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1.708">
            <text:p>221.7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3696">
            <text:p>151.36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7768">
            <text:p>147.77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3.1171">
            <text:p>173.11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6.2262">
            <text:p>196.22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8273">
            <text:p>160.82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5118">
            <text:p>165.51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7172">
            <text:p>150.71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4.7908">
            <text:p>224.79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4.8032">
            <text:p>144.80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2631">
            <text:p>149.263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1634">
            <text:p>152.163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9921">
            <text:p>158.99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2197">
            <text:p>149.219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7.9356">
            <text:p>207.93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6993">
            <text:p>158.69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1.0114">
            <text:p>181.01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76.4342">
            <text:p>276.43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5134">
            <text:p>166.513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57.5057">
            <text:p>257.505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9.1128">
            <text:p>239.112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8713">
            <text:p>154.871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4544">
            <text:p>157.45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2515">
            <text:p>158.251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0079">
            <text:p>163.00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90.3737">
            <text:p>290.37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98.9876">
            <text:p>298.987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88.3124">
            <text:p>388.31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5.2255">
            <text:p>225.22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3876">
            <text:p>161.387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6.9433">
            <text:p>146.94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4.1072">
            <text:p>194.10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1826">
            <text:p>159.182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4.2594">
            <text:p>194.25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5857">
            <text:p>153.585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97.2244">
            <text:p>297.22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9021">
            <text:p>165.90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1.4312">
            <text:p>211.43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8.0433">
            <text:p>248.04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5787">
            <text:p>157.57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2206">
            <text:p>166.22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0.9306">
            <text:p>180.93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7.6843">
            <text:p>177.684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101">
            <text:p>157.1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75.5115">
            <text:p>275.511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4276">
            <text:p>156.427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1.8119">
            <text:p>231.81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55.9856">
            <text:p>355.98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507.1497">
            <text:p>507.149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580.2931">
            <text:p>580.293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5256">
            <text:p>162.52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625.1418">
            <text:p>625.14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744.4788">
            <text:p>744.47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2.5021">
            <text:p>142.50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0.6238">
            <text:p>210.623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6.6726">
            <text:p>136.672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7.5262">
            <text:p>137.52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5.9031">
            <text:p>135.903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109">
            <text:p>151.10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3635">
            <text:p>168.363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0.8231">
            <text:p>220.823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6145">
            <text:p>163.61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5.5357">
            <text:p>185.535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9.4431">
            <text:p>169.443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82.9449">
            <text:p>282.94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8836">
            <text:p>155.88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5.7311">
            <text:p>175.73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1165">
            <text:p>149.11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8.9205">
            <text:p>138.92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3448">
            <text:p>151.34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3686">
            <text:p>149.36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3.4196">
            <text:p>143.41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3.3376">
            <text:p>133.337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1.1157">
            <text:p>141.115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2.6881">
            <text:p>132.68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5.4973">
            <text:p>135.49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1856">
            <text:p>151.18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6448">
            <text:p>150.64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3.9157">
            <text:p>133.915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64.6564">
            <text:p>1764.656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520.2184">
            <text:p>520.218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173.1115">
            <text:p>10173.111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8837">
            <text:p>149.88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1832">
            <text:p>151.18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8932">
            <text:p>154.89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7.2832">
            <text:p>207.28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3.2609">
            <text:p>173.260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8.0235">
            <text:p>138.023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4273">
            <text:p>148.42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0.8">
            <text:p>140.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9783">
            <text:p>163.978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2654">
            <text:p>153.26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2976">
            <text:p>153.297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6941">
            <text:p>153.694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0995">
            <text:p>163.099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8323">
            <text:p>153.83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2.041">
            <text:p>212.04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1.2446">
            <text:p>171.24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3048">
            <text:p>154.30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3.2215">
            <text:p>183.221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0.4124">
            <text:p>140.41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4.1971">
            <text:p>144.19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6828">
            <text:p>155.682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1.3137">
            <text:p>141.31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2228">
            <text:p>157.222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9066">
            <text:p>149.906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7588">
            <text:p>148.75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9562">
            <text:p>158.95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9882">
            <text:p>168.98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8821">
            <text:p>161.88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8975">
            <text:p>150.89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3.8813">
            <text:p>183.881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9673">
            <text:p>162.96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8552.6363">
            <text:p>28552.63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6.3078">
            <text:p>146.30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4.2928">
            <text:p>144.292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6.5426">
            <text:p>176.542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7902">
            <text:p>157.79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6605">
            <text:p>166.66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5663">
            <text:p>158.56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9.0426">
            <text:p>189.042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1.4735">
            <text:p>191.473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0.4185">
            <text:p>170.41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9.0191">
            <text:p>169.019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4092">
            <text:p>166.40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4.9972">
            <text:p>134.99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0.8817">
            <text:p>140.881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7901">
            <text:p>150.79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6748">
            <text:p>148.67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5.8294">
            <text:p>185.82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4.8289">
            <text:p>144.82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5.8866">
            <text:p>145.886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3.4716">
            <text:p>133.47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2387">
            <text:p>155.23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8.613">
            <text:p>128.61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8664">
            <text:p>164.866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6279">
            <text:p>160.62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7168">
            <text:p>163.71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7.1382">
            <text:p>167.13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8.5697">
            <text:p>178.569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9.0114">
            <text:p>179.01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0.6612">
            <text:p>180.66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7562">
            <text:p>164.75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2.3324">
            <text:p>182.33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429">
            <text:p>160.42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5656">
            <text:p>153.56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7.8862">
            <text:p>167.88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3.7124">
            <text:p>143.71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63.2422">
            <text:p>263.24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324">
            <text:p>152.3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4368">
            <text:p>164.43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5.1105">
            <text:p>205.11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3906">
            <text:p>162.39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8058">
            <text:p>162.80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0785">
            <text:p>163.07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5324">
            <text:p>157.53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7.7891">
            <text:p>167.789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7299">
            <text:p>161.72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8.9224">
            <text:p>198.92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8.0229">
            <text:p>178.022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1.0987">
            <text:p>181.09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3.3782">
            <text:p>193.37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6.2508">
            <text:p>146.25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1.7316">
            <text:p>141.73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891">
            <text:p>148.89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5.8119">
            <text:p>145.81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5971">
            <text:p>154.59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3.1153">
            <text:p>133.115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278">
            <text:p>155.2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9759">
            <text:p>150.975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0698">
            <text:p>149.069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1.8304">
            <text:p>211.830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1.8063">
            <text:p>141.80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8691">
            <text:p>159.869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0.765">
            <text:p>170.7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7.4812">
            <text:p>177.48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1514">
            <text:p>159.15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5463">
            <text:p>165.54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4535">
            <text:p>161.453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5032">
            <text:p>160.50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7.6794">
            <text:p>167.67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5.1083">
            <text:p>195.108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0.7387">
            <text:p>240.73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0.7473">
            <text:p>140.74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4082">
            <text:p>155.40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7389">
            <text:p>151.73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522.4416">
            <text:p>13522.44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942.3216">
            <text:p>2942.32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302.3366">
            <text:p>10302.336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5.9444">
            <text:p>1635.94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5.1651">
            <text:p>175.16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3.622">
            <text:p>193.6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9152.0826">
            <text:p>9152.082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38.7722">
            <text:p>1038.77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9.5405">
            <text:p>239.54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1.6293">
            <text:p>141.62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7.706">
            <text:p>137.7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996.785">
            <text:p>996.7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9476">
            <text:p>166.947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4.107">
            <text:p>174.1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229">
            <text:p>164.22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998.2844">
            <text:p>998.28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3.9889">
            <text:p>143.98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2.604">
            <text:p>132.60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6.9886">
            <text:p>146.98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9997">
            <text:p>154.999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3101">
            <text:p>159.31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755.2981">
            <text:p>755.29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9491">
            <text:p>149.949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9504">
            <text:p>155.950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91.9159">
            <text:p>391.915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2981">
            <text:p>151.29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1.5215">
            <text:p>141.521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1.0965">
            <text:p>171.09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3.3683">
            <text:p>173.368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5.7079">
            <text:p>225.70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0.4">
            <text:p>130.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7535">
            <text:p>162.753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3.5963">
            <text:p>133.59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2.4302">
            <text:p>142.43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3245">
            <text:p>148.32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4.9685">
            <text:p>174.96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1.4804">
            <text:p>201.480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701">
            <text:p>159.7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3.9613">
            <text:p>173.961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5.1399">
            <text:p>175.13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5646">
            <text:p>163.56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4.8228">
            <text:p>174.822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0606">
            <text:p>156.06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7.8033">
            <text:p>247.80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4.3322">
            <text:p>134.33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4.0745">
            <text:p>134.07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5.4117">
            <text:p>145.411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0.8925">
            <text:p>140.892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5.5812">
            <text:p>145.58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9763">
            <text:p>152.97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7252">
            <text:p>148.725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6.6651">
            <text:p>136.66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9.5114">
            <text:p>189.51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0.5519">
            <text:p>180.55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9.2913">
            <text:p>169.291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0.9839">
            <text:p>180.98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8.6181">
            <text:p>248.61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0.0252">
            <text:p>180.025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0.468">
            <text:p>170.4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91.0975">
            <text:p>291.09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1.7928">
            <text:p>171.792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8554">
            <text:p>150.85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5.2342">
            <text:p>145.23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2.5013">
            <text:p>132.501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5.4786">
            <text:p>135.47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2099">
            <text:p>149.20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1.6463">
            <text:p>131.64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4403">
            <text:p>165.44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1.365">
            <text:p>141.3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4.3811">
            <text:p>144.38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2.631">
            <text:p>142.63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7.6527">
            <text:p>137.652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4883">
            <text:p>158.488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6756">
            <text:p>156.67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457">
            <text:p>156.45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1615">
            <text:p>154.161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4206">
            <text:p>156.42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3944">
            <text:p>162.39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9475">
            <text:p>163.94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5367">
            <text:p>168.53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4472">
            <text:p>158.44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3365">
            <text:p>162.33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6.4964">
            <text:p>146.496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5805">
            <text:p>161.58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5978">
            <text:p>159.59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3.9761">
            <text:p>183.97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7985">
            <text:p>148.79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6.6116">
            <text:p>186.61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5603">
            <text:p>150.56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0.3012">
            <text:p>180.30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2.6155">
            <text:p>172.61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0.1026">
            <text:p>190.102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1.9262">
            <text:p>181.92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4.1462">
            <text:p>174.14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2022">
            <text:p>163.20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8935">
            <text:p>162.893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9693">
            <text:p>156.96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534">
            <text:p>158.53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3493">
            <text:p>150.34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6433">
            <text:p>156.64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7253">
            <text:p>155.725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816.9512">
            <text:p>816.95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4.2804">
            <text:p>134.280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1058">
            <text:p>158.10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5.2484">
            <text:p>135.248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1.8247">
            <text:p>131.82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6.3317">
            <text:p>136.331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0493">
            <text:p>164.04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2888">
            <text:p>164.28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9.4675">
            <text:p>249.46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5839">
            <text:p>166.58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3.6835">
            <text:p>173.683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7.206">
            <text:p>247.2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6.8284">
            <text:p>176.828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219">
            <text:p>148.2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8358">
            <text:p>154.83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2283">
            <text:p>152.228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4.5573">
            <text:p>134.55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3.501">
            <text:p>133.5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3.6662">
            <text:p>143.66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1176">
            <text:p>154.117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9.0994">
            <text:p>139.09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6.3742">
            <text:p>136.37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6.6164">
            <text:p>206.616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022">
            <text:p>163.0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0203">
            <text:p>162.02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2.9374">
            <text:p>192.937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2.2409">
            <text:p>182.240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8.5962">
            <text:p>188.59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9527">
            <text:p>159.952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457">
            <text:p>160.45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5751">
            <text:p>158.57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4.8588">
            <text:p>144.85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1225">
            <text:p>168.122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0674">
            <text:p>168.067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0.6481">
            <text:p>210.64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2.2373">
            <text:p>142.23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1.856">
            <text:p>131.8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4.834">
            <text:p>144.83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0.1033">
            <text:p>140.10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5.1385">
            <text:p>145.13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58.4092">
            <text:p>258.40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5.4224">
            <text:p>145.42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7.0054">
            <text:p>207.00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9849">
            <text:p>157.98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2788">
            <text:p>163.27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7587">
            <text:p>152.75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3.4064">
            <text:p>243.406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0.6585">
            <text:p>170.65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7.169">
            <text:p>167.1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3128">
            <text:p>165.312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3.4632">
            <text:p>193.46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6953">
            <text:p>163.695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3.0366">
            <text:p>183.036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2.2312">
            <text:p>142.23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7442">
            <text:p>158.74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7.8437">
            <text:p>137.84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1.6214">
            <text:p>141.62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1891">
            <text:p>150.189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7558">
            <text:p>147.75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1.2505">
            <text:p>241.2505</text:p>
          </table:table-cell>
        </table:table-row>
      </table:table>
      <table:table table:name="ICmdAsync" table:style-name="ta1" table:print="false"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/>
          <table:table-cell office:value-type="string">
            <text:p>Average</text:p>
          </table:table-cell>
          <table:table-cell office:value-type="string">
            <text:p>95% Are less than</text:p>
          </table:table-cell>
          <table:table-cell office:value-type="string">
            <text:p>Standard Deviation</text:p>
          </table:table-cell>
          <table:table-cell table:number-columns-repeated="2"/>
          <table:table-cell office:value-type="string">
            <text:p>Number of runs</text:p>
          </table:table-cell>
          <table:table-cell office:value-type="string">
            <text:p>95% of runs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float" office:value="500">
            <text:p>500</text:p>
          </table:table-cell>
          <table:table-cell office:value-type="float" office:value="900">
            <text:p>900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7" table:formula="of:=9999-COUNTBLANK([ICmdAsyncData.B1:.B9999])" office:value-type="float" office:value="1000">
            <text:p>1000</text:p>
          </table:table-cell>
          <table:table-cell table:formula="of:=[.G2]-ROUNDDOWN([.G2]/20)" office:value-type="float" office:value="950">
            <text:p>950</text:p>
          </table:table-cell>
        </table:table-row>
        <table:table-row table:style-name="ro2">
          <table:table-cell office:value-type="string">
            <text:p>Actual</text:p>
          </table:table-cell>
          <table:table-cell table:formula="of:=AVERAGE([ICmdAsyncData.B1:.B999])" office:value-type="float" office:value="497.19477987988">
            <text:p>497.1947798799</text:p>
          </table:table-cell>
          <table:table-cell table:formula="of:=SMALL([ICmdAsyncData.B1:.B9999];[.H2])" office:value-type="float" office:value="1013.9147">
            <text:p>1013.9147</text:p>
          </table:table-cell>
          <table:table-cell table:formula="of:=STDEV([ICmdAsyncData.B1:.B999])" office:value-type="float" office:value="2470.91319859727">
            <text:p>2470.9131985973</text:p>
          </table:table-cell>
          <table:table-cell table:number-columns-repeated="4"/>
        </table:table-row>
        <table:table-row table:style-name="ro2">
          <table:table-cell office:value-type="string">
            <text:p>Result</text:p>
          </table:table-cell>
          <table:table-cell table:formula="of:=IF([.B3]&lt;[.B2])" office:value-type="boolean" office:boolean-value="true">
            <text:p>TRUE</text:p>
          </table:table-cell>
          <table:table-cell table:formula="of:=IF([.C3]&lt;[.C2])" office:value-type="boolean" office:boolean-value="false">
            <text:p>FALSE</text:p>
          </table:table-cell>
          <table:table-cell table:formula="of:=IF([.D3]&lt;[.D2])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Did everything pass</text:p>
          </table:table-cell>
          <table:table-cell table:formula="of:=IF([.C5]; &quot;pass&quot;; &quot;fail&quot;)" office:value-type="string" office:string-value="fail">
            <text:p>fail</text:p>
          </table:table-cell>
          <table:table-cell table:formula="of:=AND([.B4:.D4])" office:value-type="boolean" office:boolean-value="false">
            <text:p>FALSE</text:p>
          </table:table-cell>
          <table:table-cell table:number-columns-repeated="5"/>
        </table:table-row>
      </table:table>
      <table:table table:name="ICmdAsyncData" table:style-name="ta1" table:print="false"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>
            <text:p>Test Time</text:p>
          </table:table-cell>
          <table:table-cell office:value-type="float" office:value="65296.2167">
            <text:p>65296.21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331.0063">
            <text:p>3331.00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202.5973">
            <text:p>4202.59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886.5168">
            <text:p>4886.51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651.7975">
            <text:p>2651.79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590.4826">
            <text:p>2590.482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575.1664">
            <text:p>2575.166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72.271">
            <text:p>2472.2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9001.9014">
            <text:p>9001.90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81.1233">
            <text:p>2281.12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16.0555">
            <text:p>2216.05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659.6811">
            <text:p>2659.68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900.7169">
            <text:p>2900.71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16.66">
            <text:p>2016.6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857.1243">
            <text:p>2857.124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217.3853">
            <text:p>3217.385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092.5103">
            <text:p>3092.51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313.4796">
            <text:p>3313.47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97.3773">
            <text:p>1797.37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634.2942">
            <text:p>3634.29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505.0807">
            <text:p>3505.08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3.2367">
            <text:p>1653.23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8076.5148">
            <text:p>8076.51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4.357">
            <text:p>1554.35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124.3613">
            <text:p>4124.361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298.1985">
            <text:p>4298.19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29.299">
            <text:p>1429.2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83.0484">
            <text:p>1383.048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32.5827">
            <text:p>1332.582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60.8248">
            <text:p>1260.82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30.0417">
            <text:p>1230.041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62.3047">
            <text:p>1162.30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07.8367">
            <text:p>1107.83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46.0478">
            <text:p>1046.04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990.4717">
            <text:p>990.471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925.9988">
            <text:p>925.99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1.1704">
            <text:p>1531.170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2.03">
            <text:p>1532.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67.8561">
            <text:p>1367.85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933.7143">
            <text:p>933.714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13.9147">
            <text:p>1013.91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6906.296">
            <text:p>6906.2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810.5726">
            <text:p>810.572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871.2427">
            <text:p>871.242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96.7844">
            <text:p>1096.78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787.371">
            <text:p>787.3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783.7324">
            <text:p>783.73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828.3057">
            <text:p>828.305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534.3195">
            <text:p>534.319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691.6115">
            <text:p>691.611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612.6849">
            <text:p>612.68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615.6851">
            <text:p>615.68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05.4661">
            <text:p>1005.46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573.9822">
            <text:p>573.98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718.5684">
            <text:p>718.568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503.7531">
            <text:p>503.753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718.2149">
            <text:p>718.21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99.7975">
            <text:p>499.79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734.3192">
            <text:p>734.31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717.8114">
            <text:p>717.81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585.9989">
            <text:p>585.99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81.4047">
            <text:p>1781.40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559.0257">
            <text:p>559.025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843.6671">
            <text:p>843.66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83.6829">
            <text:p>483.682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71.3964">
            <text:p>471.396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78.6627">
            <text:p>478.662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90.3161">
            <text:p>1090.31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837.74">
            <text:p>837.7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847.06">
            <text:p>847.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923.7658">
            <text:p>923.76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755.1142">
            <text:p>755.11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782.9027">
            <text:p>782.902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776.8168">
            <text:p>776.81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666.6019">
            <text:p>666.60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712.8407">
            <text:p>712.84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742.6693">
            <text:p>742.66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661.6671">
            <text:p>661.66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870.7178">
            <text:p>870.71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920.2683">
            <text:p>920.268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13.5219">
            <text:p>413.52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55.3037">
            <text:p>455.30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857.1341">
            <text:p>857.134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660.6178">
            <text:p>660.61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00.266">
            <text:p>1100.26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610.6672">
            <text:p>610.66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941.4601">
            <text:p>941.46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550.8409">
            <text:p>550.840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633.6288">
            <text:p>633.62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74.5035">
            <text:p>474.503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71.063">
            <text:p>471.0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41.6565">
            <text:p>441.65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709.0976">
            <text:p>709.097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661.1885">
            <text:p>661.18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798.647">
            <text:p>798.6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765.2494">
            <text:p>765.24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940.339">
            <text:p>940.3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857.0701">
            <text:p>857.07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590.8739">
            <text:p>590.87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719.7979">
            <text:p>719.79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569.0876">
            <text:p>569.087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532.2542">
            <text:p>532.25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528.4209">
            <text:p>528.420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67.3385">
            <text:p>467.33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695.6222">
            <text:p>695.62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645.1537">
            <text:p>645.15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676.5307">
            <text:p>676.53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605.3499">
            <text:p>605.34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534.9812">
            <text:p>534.98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504.1173">
            <text:p>504.11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585.5884">
            <text:p>585.588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512.0425">
            <text:p>512.042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53.3439">
            <text:p>453.34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907.7361">
            <text:p>907.73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882.2637">
            <text:p>882.26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27.6067">
            <text:p>427.60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937.4368">
            <text:p>937.43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74.7684">
            <text:p>374.768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55.9235">
            <text:p>355.923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49.0642">
            <text:p>449.06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96.0584">
            <text:p>296.058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25.3565">
            <text:p>425.35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602.2956">
            <text:p>602.29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51.2862">
            <text:p>351.28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698.367">
            <text:p>698.3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664.1317">
            <text:p>664.131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1.9845">
            <text:p>241.98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80.4404">
            <text:p>480.440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26.9516">
            <text:p>426.95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2.6261">
            <text:p>182.62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7999">
            <text:p>165.79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6.0178">
            <text:p>206.01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99.1263">
            <text:p>299.12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57.1071">
            <text:p>457.10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85.3124">
            <text:p>285.31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44.4023">
            <text:p>344.40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40.6541">
            <text:p>340.654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26.0645">
            <text:p>326.06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6.0843">
            <text:p>226.084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4.4101">
            <text:p>234.41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1.6183">
            <text:p>221.618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4.5305">
            <text:p>204.53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3.6866">
            <text:p>213.686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0.2904">
            <text:p>210.290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7.831">
            <text:p>207.83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1.4984">
            <text:p>181.498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2.8403">
            <text:p>222.84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2.602">
            <text:p>172.6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9611">
            <text:p>155.96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4.4234">
            <text:p>184.423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5306">
            <text:p>168.53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1.0838">
            <text:p>211.083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8088">
            <text:p>163.80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4.5053">
            <text:p>144.505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5.4218">
            <text:p>185.42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7921">
            <text:p>155.79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7288">
            <text:p>156.72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25.2711">
            <text:p>325.27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8.2959">
            <text:p>128.295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9.0444">
            <text:p>129.04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8.4109">
            <text:p>118.410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3.7076">
            <text:p>123.707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94.1131">
            <text:p>294.113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3.4531">
            <text:p>123.453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3726">
            <text:p>152.372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7806">
            <text:p>158.78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3.0662">
            <text:p>143.06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0493">
            <text:p>162.04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58.6911">
            <text:p>358.69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0.9298">
            <text:p>140.929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2.3218">
            <text:p>142.32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4.4871">
            <text:p>144.48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3.7481">
            <text:p>193.74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4032">
            <text:p>166.40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0.8864">
            <text:p>170.886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9.6372">
            <text:p>239.63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0.1178">
            <text:p>200.11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1.0288">
            <text:p>231.02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6.3531">
            <text:p>206.353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2.5421">
            <text:p>182.54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62.1173">
            <text:p>262.11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9.7158">
            <text:p>199.71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84.5377">
            <text:p>284.53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8.1466">
            <text:p>208.146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3.5317">
            <text:p>203.531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4.8478">
            <text:p>224.84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3.8908">
            <text:p>173.89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8.3302">
            <text:p>238.33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9.1478">
            <text:p>239.14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0.8279">
            <text:p>210.82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58.5722">
            <text:p>258.57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1.8608">
            <text:p>241.86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0.8934">
            <text:p>170.893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3.7342">
            <text:p>243.73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1.8368">
            <text:p>221.83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5.2825">
            <text:p>195.282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52.4397">
            <text:p>252.439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2.2583">
            <text:p>202.258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4.9969">
            <text:p>244.99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68.6299">
            <text:p>268.62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3.9585">
            <text:p>203.95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4.3951">
            <text:p>204.39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29.555">
            <text:p>329.5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1.547">
            <text:p>181.5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51.1003">
            <text:p>351.10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1.8757">
            <text:p>181.875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70.735">
            <text:p>270.73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3.5361">
            <text:p>223.53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6.7769">
            <text:p>126.77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1.8977">
            <text:p>211.89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59.2605">
            <text:p>259.26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3.0867">
            <text:p>203.08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7.2121">
            <text:p>187.21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74.0606">
            <text:p>274.06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4.9821">
            <text:p>234.98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7.4602">
            <text:p>237.46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524.52">
            <text:p>524.5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6.9235">
            <text:p>216.923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28.7542">
            <text:p>328.75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3.0632">
            <text:p>213.06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95.0479">
            <text:p>295.04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82.0801">
            <text:p>282.08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56.8155">
            <text:p>256.81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3.6829">
            <text:p>183.682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74.8143">
            <text:p>274.814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5706.4514">
            <text:p>5706.45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36.5374">
            <text:p>336.537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7.1539">
            <text:p>237.15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77.5077">
            <text:p>277.50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3.1588">
            <text:p>223.15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4.0444">
            <text:p>204.04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69.0544">
            <text:p>269.05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8.0151">
            <text:p>228.01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93.4089">
            <text:p>293.40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9.0681">
            <text:p>229.06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6.0173">
            <text:p>206.01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5.4803">
            <text:p>205.48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26.2672">
            <text:p>326.26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9.1089">
            <text:p>249.10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8.9011">
            <text:p>248.90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2.7984">
            <text:p>212.798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4.0175">
            <text:p>224.01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7.6338">
            <text:p>217.633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92.3082">
            <text:p>392.30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23.0886">
            <text:p>323.08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73.0651">
            <text:p>273.06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93.7391">
            <text:p>293.739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20.2934">
            <text:p>320.293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89.854">
            <text:p>289.8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510.0579">
            <text:p>510.05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81.1065">
            <text:p>281.10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73.4385">
            <text:p>373.43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66.5909">
            <text:p>466.590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63.962">
            <text:p>463.9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31.4554">
            <text:p>431.45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33.038">
            <text:p>333.03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8.3387">
            <text:p>228.33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16.3523">
            <text:p>316.35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27.7423">
            <text:p>327.74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8.5028">
            <text:p>248.502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9528.264">
            <text:p>9528.26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15.9218">
            <text:p>315.92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86.1738">
            <text:p>386.173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67.5969">
            <text:p>367.59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05.7949">
            <text:p>305.79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54.2459">
            <text:p>254.245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1.8533">
            <text:p>241.85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0.8817">
            <text:p>200.881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50.4031">
            <text:p>350.403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79.7303">
            <text:p>379.73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74.5307">
            <text:p>374.53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06.0966">
            <text:p>306.096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41.8359">
            <text:p>341.835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31.6259">
            <text:p>331.625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15.8447">
            <text:p>315.84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80.3804">
            <text:p>280.380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50.5079">
            <text:p>250.50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33.5511">
            <text:p>433.55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16.2869">
            <text:p>316.28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15.4576">
            <text:p>315.457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06.931">
            <text:p>306.93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48.3412">
            <text:p>1248.34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07.727">
            <text:p>407.72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06.3864">
            <text:p>1706.386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8.7149">
            <text:p>238.71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71.5279">
            <text:p>271.52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98.5099">
            <text:p>298.50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89.7695">
            <text:p>289.769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7.5326">
            <text:p>237.532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6.0825">
            <text:p>246.082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03.3962">
            <text:p>303.39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83.3101">
            <text:p>283.31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4.3808">
            <text:p>224.38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56.9687">
            <text:p>256.96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000.4109">
            <text:p>19000.410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4.081">
            <text:p>224.0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7.1341">
            <text:p>217.134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6.6684">
            <text:p>196.668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7.8269">
            <text:p>197.82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2.8996">
            <text:p>222.89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85.2013">
            <text:p>285.201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73.1842">
            <text:p>273.18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65.647">
            <text:p>265.6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0107">
            <text:p>148.01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4.4491">
            <text:p>124.449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6.3423">
            <text:p>176.34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6295">
            <text:p>148.629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2.6128">
            <text:p>202.612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8.4799">
            <text:p>128.47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0.695">
            <text:p>170.69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8.9025">
            <text:p>218.902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8557">
            <text:p>151.855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6.3903">
            <text:p>186.39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1.6956">
            <text:p>171.69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734.3874">
            <text:p>734.387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7.7686">
            <text:p>197.76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4516">
            <text:p>161.45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3811">
            <text:p>159.38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5052">
            <text:p>150.505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4.4347">
            <text:p>184.43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2.03">
            <text:p>172.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9.4379">
            <text:p>169.43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0002">
            <text:p>164.00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9.6227">
            <text:p>179.622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1.63">
            <text:p>191.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5.2104">
            <text:p>145.210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4595">
            <text:p>165.459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6.2352">
            <text:p>246.235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2.0017">
            <text:p>222.001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1.7852">
            <text:p>211.785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73.7394">
            <text:p>273.73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42.1768">
            <text:p>342.17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55.6808">
            <text:p>255.68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65.0918">
            <text:p>265.09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9.9436">
            <text:p>229.94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82.5051">
            <text:p>282.50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80.6461">
            <text:p>280.64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57.777">
            <text:p>257.7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10.4252">
            <text:p>310.425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09.5983">
            <text:p>309.598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00.0943">
            <text:p>300.094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9.8879">
            <text:p>239.88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02.0327">
            <text:p>302.032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36.896">
            <text:p>336.8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2.0045">
            <text:p>222.00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65.5232">
            <text:p>365.52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04.5816">
            <text:p>404.58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4.9766">
            <text:p>224.976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1.5072">
            <text:p>191.50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13.5501">
            <text:p>313.55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8.8004">
            <text:p>238.800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00.4553">
            <text:p>300.455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1.4488">
            <text:p>191.44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91.6083">
            <text:p>291.608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48.293">
            <text:p>348.2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3.8622">
            <text:p>213.86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3.9837">
            <text:p>233.98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3.2836">
            <text:p>183.28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2.8761">
            <text:p>172.87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79.2602">
            <text:p>279.26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16.667">
            <text:p>316.6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4.7321">
            <text:p>244.73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82.5798">
            <text:p>282.579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7.91">
            <text:p>227.9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5.6042">
            <text:p>225.60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85.9174">
            <text:p>385.917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02.5286">
            <text:p>302.52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8.5977">
            <text:p>238.59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9.8884">
            <text:p>209.888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83.8546">
            <text:p>283.85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1.6841">
            <text:p>191.684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0.8718">
            <text:p>180.87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5485">
            <text:p>158.54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2.5331">
            <text:p>222.533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6.4798">
            <text:p>196.479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8701">
            <text:p>155.87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2.1654">
            <text:p>232.16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1.6001">
            <text:p>191.60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1.4335">
            <text:p>181.433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4.7324">
            <text:p>224.73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7.3888">
            <text:p>177.38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5.9899">
            <text:p>225.98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9906">
            <text:p>164.99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3.7918">
            <text:p>203.79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8.3647">
            <text:p>238.36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7.2434">
            <text:p>187.243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63.2291">
            <text:p>263.229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4.0905">
            <text:p>184.09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0.0392">
            <text:p>210.03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4.4066">
            <text:p>184.406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4.1409">
            <text:p>244.140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4.067">
            <text:p>194.0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53.5183">
            <text:p>253.518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67.5149">
            <text:p>267.51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5.9017">
            <text:p>225.901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0.6287">
            <text:p>200.62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9.5562">
            <text:p>189.55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6.0673">
            <text:p>236.06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9.51">
            <text:p>249.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3.2091">
            <text:p>233.209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1.1619">
            <text:p>231.16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5.9895">
            <text:p>225.989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7.8679">
            <text:p>177.86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7.0244">
            <text:p>247.02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8.2431">
            <text:p>188.243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554.1021">
            <text:p>554.10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8373">
            <text:p>159.83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9926">
            <text:p>160.992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6418">
            <text:p>164.64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1824">
            <text:p>160.18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5893">
            <text:p>148.58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3.6573">
            <text:p>143.65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1.6023">
            <text:p>141.60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1552">
            <text:p>153.155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2085">
            <text:p>147.20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8.5289">
            <text:p>128.52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6.6986">
            <text:p>146.69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1095">
            <text:p>149.109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3543">
            <text:p>154.354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9.9441">
            <text:p>169.944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9.5416">
            <text:p>229.54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5.1942">
            <text:p>195.19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8562">
            <text:p>160.85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3.9075">
            <text:p>213.90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5.7491">
            <text:p>245.749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9.7296">
            <text:p>179.72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8.7335">
            <text:p>248.733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6.7802">
            <text:p>186.78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96.2381">
            <text:p>396.23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3.6682">
            <text:p>223.66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3325">
            <text:p>161.332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7.0051">
            <text:p>167.00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7127">
            <text:p>157.712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1.1686">
            <text:p>191.16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3.3989">
            <text:p>183.39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4.1363">
            <text:p>214.13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3756">
            <text:p>166.37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17.834">
            <text:p>317.83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7.6003">
            <text:p>177.60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9.9008">
            <text:p>189.90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1.4258">
            <text:p>231.42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1.4869">
            <text:p>171.48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1.942">
            <text:p>181.9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6.8915">
            <text:p>236.891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82.6909">
            <text:p>282.690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3.3035">
            <text:p>223.303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9.7782">
            <text:p>239.77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5.0545">
            <text:p>235.05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5.0437">
            <text:p>205.04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9.5324">
            <text:p>249.53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3.6899">
            <text:p>243.68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7.4398">
            <text:p>227.439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9.9376">
            <text:p>229.937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5.2202">
            <text:p>235.22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0.3222">
            <text:p>240.32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5.0985">
            <text:p>195.09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8.9269">
            <text:p>208.92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3.3465">
            <text:p>193.34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9092">
            <text:p>161.90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1.0746">
            <text:p>231.07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1.5792">
            <text:p>211.57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3.2375">
            <text:p>173.23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5.8506">
            <text:p>175.85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7.8218">
            <text:p>167.82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731">
            <text:p>166.73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2.7631">
            <text:p>232.763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7.2912">
            <text:p>207.29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2.7334">
            <text:p>192.733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0.9563">
            <text:p>210.95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5.595">
            <text:p>185.59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2.6363">
            <text:p>222.63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4.1932">
            <text:p>214.19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3.9833">
            <text:p>203.98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7.758">
            <text:p>217.7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1352">
            <text:p>162.135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2.9136">
            <text:p>192.91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9.5229">
            <text:p>169.522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0.144">
            <text:p>170.1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9.5861">
            <text:p>189.58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1.6279">
            <text:p>231.62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6.6019">
            <text:p>206.60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2.555">
            <text:p>222.5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5.1234">
            <text:p>245.123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0.8229">
            <text:p>200.822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3846">
            <text:p>162.38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3.8281">
            <text:p>213.82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4.7913">
            <text:p>224.791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5568">
            <text:p>153.55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4.8269">
            <text:p>214.82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8.7305">
            <text:p>138.73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0.3692">
            <text:p>190.36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5.0847">
            <text:p>185.08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8.1932">
            <text:p>188.19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2323">
            <text:p>149.23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1806">
            <text:p>158.18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3.8782">
            <text:p>173.87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6.5392">
            <text:p>186.53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0.8464">
            <text:p>190.846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3.7078">
            <text:p>173.70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5.082">
            <text:p>175.0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6531">
            <text:p>147.653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2.4267">
            <text:p>182.42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5.2274">
            <text:p>195.227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2.426">
            <text:p>172.42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8.4436">
            <text:p>208.44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2.8943">
            <text:p>202.894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5706">
            <text:p>150.57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56.5381">
            <text:p>256.53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9.8386">
            <text:p>229.83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4.494">
            <text:p>184.4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6.4956">
            <text:p>196.49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73.137">
            <text:p>273.1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1.7987">
            <text:p>241.79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9.2321">
            <text:p>189.23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2.5141">
            <text:p>182.514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7.0999">
            <text:p>197.09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9.3199">
            <text:p>219.31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6441">
            <text:p>155.644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7.4073">
            <text:p>187.40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4506">
            <text:p>152.45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7.7919">
            <text:p>167.79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6.0069">
            <text:p>186.00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5325">
            <text:p>151.532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7.4946">
            <text:p>217.49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3468">
            <text:p>156.34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0.2783">
            <text:p>180.278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55.8036">
            <text:p>255.80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52.8702">
            <text:p>252.87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3636">
            <text:p>160.36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8.3554">
            <text:p>208.35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5.1885">
            <text:p>235.18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7.2379">
            <text:p>177.23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7.0454">
            <text:p>247.04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72.904">
            <text:p>272.90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32.0555">
            <text:p>16332.05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0.0135">
            <text:p>180.013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14.2944">
            <text:p>314.29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5256">
            <text:p>158.52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4.3956">
            <text:p>174.39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1.0516">
            <text:p>181.05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5.5897">
            <text:p>195.589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1.1504">
            <text:p>221.150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78">
            <text:p>153.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4.8023">
            <text:p>174.80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4394">
            <text:p>163.43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0307">
            <text:p>154.03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5481">
            <text:p>158.54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5309">
            <text:p>152.530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4163">
            <text:p>149.41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6.0025">
            <text:p>136.002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6.2396">
            <text:p>146.23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1.1132">
            <text:p>121.11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5307">
            <text:p>164.53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5.8473">
            <text:p>115.84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4.4329">
            <text:p>144.432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9.1386">
            <text:p>169.13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7.8724">
            <text:p>187.87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6.8051">
            <text:p>236.80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9933">
            <text:p>159.99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1.1544">
            <text:p>171.15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1.3594">
            <text:p>231.35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5.8271">
            <text:p>185.82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9313">
            <text:p>153.931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1.9972">
            <text:p>211.99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0.6645">
            <text:p>240.66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7.8336">
            <text:p>217.83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5.8284">
            <text:p>195.828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07.5166">
            <text:p>307.516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3.7306">
            <text:p>173.73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77.2331">
            <text:p>277.233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3.097">
            <text:p>203.09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65.3248">
            <text:p>265.32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3.167">
            <text:p>233.1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1.7788">
            <text:p>201.77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6.5974">
            <text:p>196.597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58.3948">
            <text:p>258.39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2.0185">
            <text:p>192.01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4.122">
            <text:p>234.1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2.1987">
            <text:p>192.19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9.7911">
            <text:p>219.79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9.5526">
            <text:p>179.552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5.0079">
            <text:p>165.00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3.7512">
            <text:p>173.75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7582">
            <text:p>160.75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8256">
            <text:p>159.82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5674">
            <text:p>163.567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4.2708">
            <text:p>184.27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0735">
            <text:p>151.073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4639">
            <text:p>151.46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6.8768">
            <text:p>186.87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9164">
            <text:p>164.916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4479">
            <text:p>157.44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641">
            <text:p>156.64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8113">
            <text:p>153.811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5233">
            <text:p>160.52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5279">
            <text:p>151.52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2.7159">
            <text:p>142.715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8.5116">
            <text:p>128.51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5013">
            <text:p>147.501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8.702">
            <text:p>138.7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6.3394">
            <text:p>126.33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4.161">
            <text:p>124.1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8132">
            <text:p>147.81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9.3202">
            <text:p>169.32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2.9203">
            <text:p>182.92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8.8882">
            <text:p>178.88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2.8616">
            <text:p>172.86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435">
            <text:p>164.43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6713">
            <text:p>158.671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5.169">
            <text:p>135.1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9.348">
            <text:p>189.3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6.657">
            <text:p>146.65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5083">
            <text:p>162.508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3.1527">
            <text:p>133.152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7.5198">
            <text:p>127.519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7.1783">
            <text:p>137.178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6.4631">
            <text:p>126.463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7.2323">
            <text:p>117.23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7698">
            <text:p>119.769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1.5638">
            <text:p>121.563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5636">
            <text:p>122.56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1.4052">
            <text:p>141.405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0.3242">
            <text:p>140.32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6.9677">
            <text:p>136.96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2.2742">
            <text:p>142.27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2.4451">
            <text:p>142.445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6.0828">
            <text:p>136.082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4272">
            <text:p>122.42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5.9249">
            <text:p>115.92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7.7511">
            <text:p>117.75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3.7576">
            <text:p>123.757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0.9418">
            <text:p>120.94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0.574">
            <text:p>140.57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3.4408">
            <text:p>133.44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2.4">
            <text:p>132.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7078">
            <text:p>156.70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4.2304">
            <text:p>134.230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8.0992">
            <text:p>138.09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3.3979">
            <text:p>193.39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0.424">
            <text:p>210.4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4.2256">
            <text:p>204.22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9.1893">
            <text:p>179.18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8752">
            <text:p>157.875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1.0984">
            <text:p>141.098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0.4789">
            <text:p>130.47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6.3571">
            <text:p>126.35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1.2257">
            <text:p>121.225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9.8913">
            <text:p>109.891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9787">
            <text:p>122.97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8.3104">
            <text:p>128.310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6.8608">
            <text:p>136.86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6.7039">
            <text:p>136.70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8.4467">
            <text:p>128.44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2.1528">
            <text:p>142.152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0007">
            <text:p>147.00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6962">
            <text:p>150.69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8.9">
            <text:p>138.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5325">
            <text:p>153.532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6791">
            <text:p>155.679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5106">
            <text:p>147.51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3948">
            <text:p>151.39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8589">
            <text:p>155.85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2916">
            <text:p>147.29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2268">
            <text:p>158.22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7646">
            <text:p>164.76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6101">
            <text:p>147.61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3.3221">
            <text:p>173.32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7847">
            <text:p>149.78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0147">
            <text:p>147.01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9.4477">
            <text:p>139.44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3.4055">
            <text:p>123.40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6.663">
            <text:p>126.6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5.4559">
            <text:p>125.455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0025">
            <text:p>153.002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3.9752">
            <text:p>123.975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8.8972">
            <text:p>138.89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1.3702">
            <text:p>141.37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8.3438">
            <text:p>138.343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4.5218">
            <text:p>134.52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893">
            <text:p>151.8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3592">
            <text:p>155.35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3.6298">
            <text:p>143.629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9.9723">
            <text:p>129.97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3.5982">
            <text:p>133.59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7.4305">
            <text:p>137.43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0.0078">
            <text:p>130.00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4.2353">
            <text:p>124.235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5.1844">
            <text:p>135.18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678.1268">
            <text:p>678.12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5.7894">
            <text:p>175.78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720.1542">
            <text:p>720.15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734.4855">
            <text:p>734.48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3845">
            <text:p>149.38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5.9342">
            <text:p>145.93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3.8661">
            <text:p>173.86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5416">
            <text:p>150.54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67.9876">
            <text:p>467.987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8.81">
            <text:p>218.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33.7971">
            <text:p>433.79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7.8137">
            <text:p>177.81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013.1391">
            <text:p>10013.139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4.1781">
            <text:p>134.17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8897">
            <text:p>151.889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0437">
            <text:p>160.04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9168">
            <text:p>168.91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02.7368">
            <text:p>302.73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7.7768">
            <text:p>177.77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1.4762">
            <text:p>141.47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05">
            <text:p>163.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1029">
            <text:p>166.102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8335">
            <text:p>152.833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325">
            <text:p>163.32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6.3208">
            <text:p>146.32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5.2283">
            <text:p>135.228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2.553">
            <text:p>142.55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2.0508">
            <text:p>182.05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9.2136">
            <text:p>149.21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5.2996">
            <text:p>205.29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9.6977">
            <text:p>219.69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3.1466">
            <text:p>193.146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6.1955">
            <text:p>216.19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7.2596">
            <text:p>227.25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8653">
            <text:p>159.865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1068">
            <text:p>154.10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0918">
            <text:p>160.09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6573">
            <text:p>160.65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3689">
            <text:p>163.36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3.0673">
            <text:p>223.06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4.8203">
            <text:p>124.82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1.2858">
            <text:p>131.28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2.1109">
            <text:p>132.110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6.7188">
            <text:p>136.71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7.6696">
            <text:p>167.66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8.506">
            <text:p>128.5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7015">
            <text:p>168.701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428">
            <text:p>147.42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1.7377">
            <text:p>141.737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5.2347">
            <text:p>145.23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9121">
            <text:p>157.91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3.9918">
            <text:p>133.99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6.888">
            <text:p>126.8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4.8759">
            <text:p>124.875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5.8476">
            <text:p>125.847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1.8435">
            <text:p>121.843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2.2345">
            <text:p>112.23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6.6354">
            <text:p>126.63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3.9168">
            <text:p>123.91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6.5286">
            <text:p>116.52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5.463">
            <text:p>115.4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7.0438">
            <text:p>137.043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1.2885">
            <text:p>141.28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6.271">
            <text:p>226.2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5.6321">
            <text:p>145.63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7352">
            <text:p>151.735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62.9124">
            <text:p>362.91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9144">
            <text:p>155.91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2567">
            <text:p>154.25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2588">
            <text:p>157.25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7.5911">
            <text:p>137.59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5.8659">
            <text:p>245.865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9.3688">
            <text:p>139.36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193">
            <text:p>153.1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9889">
            <text:p>158.98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0.2338">
            <text:p>130.233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9.8376">
            <text:p>139.837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9.5948">
            <text:p>139.59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0.4061">
            <text:p>130.40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7.734">
            <text:p>137.73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8.7741">
            <text:p>128.774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4.6768">
            <text:p>134.67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0.9208">
            <text:p>120.92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5.2594">
            <text:p>145.25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8508">
            <text:p>148.85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1.6583">
            <text:p>141.658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0.2261">
            <text:p>140.22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7.1666">
            <text:p>137.166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8.4073">
            <text:p>138.40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4.3187">
            <text:p>134.31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4319">
            <text:p>150.43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5.3908">
            <text:p>135.390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1.1116">
            <text:p>131.11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8.7776">
            <text:p>198.777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5.8276">
            <text:p>245.827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5.0924">
            <text:p>135.09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1.8521">
            <text:p>141.85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1.5221">
            <text:p>161.52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3.3046">
            <text:p>183.30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7.2344">
            <text:p>137.23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7761">
            <text:p>159.77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4.0183">
            <text:p>174.018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4.4619">
            <text:p>144.46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8218">
            <text:p>154.82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8.0791">
            <text:p>138.079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5.7639">
            <text:p>135.76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5.5717">
            <text:p>125.571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6.9954">
            <text:p>126.99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5.2317">
            <text:p>125.231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3.0017">
            <text:p>113.001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0268">
            <text:p>119.02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4.8675">
            <text:p>184.86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9.648">
            <text:p>139.6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6.1252">
            <text:p>146.125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7.2236">
            <text:p>167.22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2.7083">
            <text:p>242.708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3.1919">
            <text:p>133.19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7.1229">
            <text:p>127.122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8.6449">
            <text:p>118.64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5.065">
            <text:p>125.0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5.4924">
            <text:p>115.49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4.3596">
            <text:p>114.35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4.4303">
            <text:p>134.43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3.5554">
            <text:p>123.55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3.4928">
            <text:p>123.492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5.9342">
            <text:p>145.93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0.4311">
            <text:p>170.431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8262">
            <text:p>153.82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4.536">
            <text:p>184.5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5768">
            <text:p>159.57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2724">
            <text:p>153.27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8702">
            <text:p>160.87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4.7807">
            <text:p>124.780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2.1646">
            <text:p>132.164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6.3485">
            <text:p>136.34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5.2714">
            <text:p>125.27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7.6057">
            <text:p>127.605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9.2119">
            <text:p>169.21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2.4655">
            <text:p>152.46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3056">
            <text:p>151.30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2328">
            <text:p>162.232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6343">
            <text:p>151.634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3563">
            <text:p>150.35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7033">
            <text:p>157.70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4.9095">
            <text:p>154.909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2.7379">
            <text:p>202.73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0.5172">
            <text:p>220.51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1.5468">
            <text:p>131.54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7.5323">
            <text:p>137.53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9.2574">
            <text:p>189.257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5419">
            <text:p>162.54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4759">
            <text:p>159.475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6365">
            <text:p>163.63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8079">
            <text:p>157.80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3.1129">
            <text:p>173.112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5259">
            <text:p>157.525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7.4322">
            <text:p>147.43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2.4026">
            <text:p>142.402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4.4603">
            <text:p>184.460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8.9085">
            <text:p>128.90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7.0882">
            <text:p>137.08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2097">
            <text:p>163.209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3.5401">
            <text:p>143.54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6.5921">
            <text:p>146.59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0658">
            <text:p>122.06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0.7035">
            <text:p>130.703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4.5735">
            <text:p>114.573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17.0699">
            <text:p>417.06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3.6975">
            <text:p>113.69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0.4075">
            <text:p>130.40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7.6884">
            <text:p>127.688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4.1633">
            <text:p>124.16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1.5949">
            <text:p>131.59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6.7009">
            <text:p>146.700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0.3854">
            <text:p>170.38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0.8685">
            <text:p>180.86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7.7802">
            <text:p>137.78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6447">
            <text:p>156.64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4.8745">
            <text:p>244.874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5.7034">
            <text:p>125.703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8.9814">
            <text:p>128.98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0.2789">
            <text:p>140.27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7398">
            <text:p>155.739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0.386">
            <text:p>190.38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7.8962">
            <text:p>187.89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7471">
            <text:p>148.74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0.6381">
            <text:p>160.638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4.2927">
            <text:p>214.292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7871">
            <text:p>158.78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7.3882">
            <text:p>247.388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6.4022">
            <text:p>196.40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7.2938">
            <text:p>157.293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1.789">
            <text:p>171.78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7.7222">
            <text:p>177.72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9.1837">
            <text:p>119.18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4.6034">
            <text:p>144.603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0.2565">
            <text:p>170.25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4.0619">
            <text:p>134.06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3.021">
            <text:p>193.0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2.3517">
            <text:p>142.351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6.2914">
            <text:p>146.291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1.3254">
            <text:p>171.32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74.5724">
            <text:p>274.57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7.4666">
            <text:p>127.466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4.8733">
            <text:p>204.87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9.9643">
            <text:p>129.964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8406">
            <text:p>155.84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5.6301">
            <text:p>155.63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0485">
            <text:p>150.048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33.2066">
            <text:p>333.206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02.0194">
            <text:p>402.019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539.795">
            <text:p>539.79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05.1055">
            <text:p>405.10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82.2579">
            <text:p>382.257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22.0836">
            <text:p>422.08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60.4852">
            <text:p>360.485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34.8909">
            <text:p>334.890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63.6998">
            <text:p>263.699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14.5349">
            <text:p>314.53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9.2024">
            <text:p>239.202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65.8478">
            <text:p>265.84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2.5071">
            <text:p>242.50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4.4376">
            <text:p>234.437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2.6065">
            <text:p>242.60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8.6771">
            <text:p>178.67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7.5606">
            <text:p>177.560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3.8388">
            <text:p>183.83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7.7454">
            <text:p>187.745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4.5073">
            <text:p>194.507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52.358">
            <text:p>252.35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3.9878">
            <text:p>153.987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25.6463">
            <text:p>225.64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9.2339">
            <text:p>199.23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0335">
            <text:p>156.033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6.2942">
            <text:p>236.29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8.5418">
            <text:p>198.54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7268">
            <text:p>162.72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3.3292">
            <text:p>193.329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0.3763">
            <text:p>180.376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2.1867">
            <text:p>182.18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9.9499">
            <text:p>189.949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7.7983">
            <text:p>237.798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58.0796">
            <text:p>258.07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2.3444">
            <text:p>192.34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56.8767">
            <text:p>256.876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9.023">
            <text:p>189.02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6.3322">
            <text:p>196.33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0.9056">
            <text:p>170.90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7.3421">
            <text:p>177.34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9193">
            <text:p>158.919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23.2642">
            <text:p>323.264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29.357">
            <text:p>329.35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6.5168">
            <text:p>156.516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1515">
            <text:p>162.151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734.6615">
            <text:p>734.661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41.9741">
            <text:p>341.974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60.7705">
            <text:p>360.770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687.7409">
            <text:p>687.740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17.9388">
            <text:p>117.938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1.2855">
            <text:p>121.285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5.0515">
            <text:p>125.051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7912">
            <text:p>164.791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2.3422">
            <text:p>242.342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6.5249">
            <text:p>146.524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9.0398">
            <text:p>129.039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5.339">
            <text:p>135.3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444.736">
            <text:p>444.7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47.6884">
            <text:p>247.688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8.4419">
            <text:p>168.44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6.4659">
            <text:p>216.465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39.3528">
            <text:p>239.352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6935">
            <text:p>159.693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9.2756">
            <text:p>159.275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309.2471">
            <text:p>309.247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6.3957">
            <text:p>166.395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98.5348">
            <text:p>198.53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4.1865">
            <text:p>164.186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80.162">
            <text:p>180.16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4.0869">
            <text:p>174.08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8.9039">
            <text:p>158.903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2.3818">
            <text:p>162.38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7.6837">
            <text:p>127.683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70.8827">
            <text:p>170.882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5.2201">
            <text:p>125.220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1844">
            <text:p>122.1844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3.269">
            <text:p>133.26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8.4061">
            <text:p>128.406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9.0402">
            <text:p>129.040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4.972">
            <text:p>134.97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2533">
            <text:p>151.253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8.3526">
            <text:p>148.352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6.8648">
            <text:p>146.864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2657">
            <text:p>163.265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6.566">
            <text:p>146.56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45.6283">
            <text:p>145.628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5.291">
            <text:p>125.29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63.8919">
            <text:p>163.8919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7.9536">
            <text:p>127.953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07.3766">
            <text:p>207.376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1.0416">
            <text:p>131.041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1.9341">
            <text:p>151.934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16.2147">
            <text:p>216.214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1.6332">
            <text:p>131.6332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1.3457">
            <text:p>121.345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26510.3283">
            <text:p>26510.3283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38.8197">
            <text:p>138.819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2.0396">
            <text:p>122.0396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8.6718">
            <text:p>128.6718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50.0187">
            <text:p>150.0187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9.2321">
            <text:p>129.2321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29.5875">
            <text:p>129.5875</text:p>
          </table:table-cell>
        </table:table-row>
        <table:table-row table:style-name="ro2">
          <table:table-cell office:value-type="string">
            <text:p>Test Time</text:p>
          </table:table-cell>
          <table:table-cell office:value-type="float" office:value="109.6261">
            <text:p>109.6261</text:p>
          </table:table-cell>
        </table:table-row>
      </table:table>
      <table:database-ranges>
        <table:database-range table:target-range-address="ICmdSyncData.A1:ICmdSyncData.B104857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7">2015-05-27</text:date>, <text:time>13:1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othy Odd</meta:initial-creator>
    <meta:creation-date>2015-05-27T09:14:58.78</meta:creation-date>
    <dc:date>2015-05-27T13:11:15.53</dc:date>
    <dc:creator>Timothy Odd</dc:creator>
    <meta:editing-duration>PT1H28M22S</meta:editing-duration>
    <meta:editing-cycles>11</meta:editing-cycles>
    <meta:generator>OpenOffice/4.1.0$Win32 OpenOffice.org_project/410m18$Build-9764</meta:generator>
    <meta:document-statistic meta:table-count="7" meta:cell-count="6062" meta:object-count="0"/>
  </office:meta>
</office:document-meta>
</file>